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36.4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82mm" fo:break-before="auto" style:use-optimal-row-height="true"/>
    </style:style>
    <style:style style:name="ro6" style:family="table-row">
      <style:table-row-properties style:row-height="13.35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4.32mm" fo:break-before="auto" style:use-optimal-row-height="true"/>
    </style:style>
    <style:style style:name="ro9" style:family="table-row">
      <style:table-row-properties style:row-height="9.77mm" fo:break-before="auto" style:use-optimal-row-height="true"/>
    </style:style>
    <style:style style:name="ro10" style:family="table-row">
      <style:table-row-properties style:row-height="9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4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2])" office:value-type="string" office:string-value="C'est un hareng" calcext:value-type="string">
            <text:p>C'est un hareng</text:p>
          </table:table-cell>
          <table:table-cell table:formula="of:=RANDBETWEEN( ([.G2]+2.5) *10 ; ([.G2]+3.5) * 10)" office:value-type="float" office:value="37" calcext:value-type="float">
            <text:p>37</text:p>
          </table:table-cell>
          <table:table-cell table:formula="of:=ROUND( ([.G2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3])" office:value-type="string" office:string-value="C'est un sardine" calcext:value-type="string">
            <text:p>C'est un sardine</text:p>
          </table:table-cell>
          <table:table-cell table:formula="of:=RANDBETWEEN( ([.G3]+2.5) *10 ; ([.G3]+3.5) * 10)" office:value-type="float" office:value="45" calcext:value-type="float">
            <text:p>45</text:p>
          </table:table-cell>
          <table:table-cell table:formula="of:=ROUND( ([.G3]+1)*5) + RANDBETWEEN(-3;3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4])" office:value-type="string" office:string-value="C'est un thon" calcext:value-type="string">
            <text:p>C'est un thon</text:p>
          </table:table-cell>
          <table:table-cell table:formula="of:=RANDBETWEEN( ([.G4]+2.5) *10 ; ([.G4]+3.5) * 10)" office:value-type="float" office:value="39" calcext:value-type="float">
            <text:p>39</text:p>
          </table:table-cell>
          <table:table-cell table:formula="of:=ROUND( ([.G4]+1)*5) + RANDBETWEEN(-3;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table:formula="of:=T(&quot;C'est un &quot;) &amp; LOWER(['a - Provisions'.A5])" office:value-type="string" office:string-value="C'est un palourde" calcext:value-type="string">
            <text:p>C'est un palourde</text:p>
          </table:table-cell>
          <table:table-cell table:formula="of:=RANDBETWEEN( ([.G5]+2.5) *10 ; ([.G5]+3.5) * 10)" office:value-type="float" office:value="39" calcext:value-type="float">
            <text:p>39</text:p>
          </table:table-cell>
          <table:table-cell table:formula="of:=ROUND( ([.G5]+1)*5) + RANDBETWEEN(-3;3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6])" office:value-type="string" office:string-value="C'est un lotte" calcext:value-type="string">
            <text:p>C'est un lotte</text:p>
          </table:table-cell>
          <table:table-cell table:formula="of:=RANDBETWEEN( ([.G6]+2.5) *10 ; ([.G6]+3.5) * 10)" office:value-type="float" office:value="44" calcext:value-type="float">
            <text:p>44</text:p>
          </table:table-cell>
          <table:table-cell table:formula="of:=ROUND( ([.G6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7])" office:value-type="string" office:string-value="C'est un morue" calcext:value-type="string">
            <text:p>C'est un morue</text:p>
          </table:table-cell>
          <table:table-cell table:formula="of:=RANDBETWEEN( ([.G7]+2.5) *10 ; ([.G7]+3.5) * 10)" office:value-type="float" office:value="38" calcext:value-type="float">
            <text:p>38</text:p>
          </table:table-cell>
          <table:table-cell table:formula="of:=ROUND( ([.G7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8])" office:value-type="string" office:string-value="C'est un crabe" calcext:value-type="string">
            <text:p>C'est un crabe</text:p>
          </table:table-cell>
          <table:table-cell table:formula="of:=RANDBETWEEN( ([.G8]+2.5) *10 ; ([.G8]+3.5) * 10)" office:value-type="float" office:value="42" calcext:value-type="float">
            <text:p>42</text:p>
          </table:table-cell>
          <table:table-cell table:formula="of:=ROUND( ([.G8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9])" office:value-type="string" office:string-value="C'est un crevette" calcext:value-type="string">
            <text:p>C'est un crevette</text:p>
          </table:table-cell>
          <table:table-cell table:formula="of:=RANDBETWEEN( ([.G9]+2.5) *10 ; ([.G9]+3.5) * 10)" office:value-type="float" office:value="36" calcext:value-type="float">
            <text:p>36</text:p>
          </table:table-cell>
          <table:table-cell table:formula="of:=ROUND( ([.G9]+1)*5) + RANDBETWEEN(-3;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10])" office:value-type="string" office:string-value="C'est un saumon" calcext:value-type="string">
            <text:p>C'est un saumon</text:p>
          </table:table-cell>
          <table:table-cell table:formula="of:=RANDBETWEEN( ([.G10]+2.5) *10 ; ([.G10]+3.5) * 10)" office:value-type="float" office:value="40" calcext:value-type="float">
            <text:p>40</text:p>
          </table:table-cell>
          <table:table-cell table:formula="of:=ROUND( ([.G10]+1)*5) + RANDBETWEEN(-3;3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11])" office:value-type="string" office:string-value="C'est un cabillaud" calcext:value-type="string">
            <text:p>C'est un cabillaud</text:p>
          </table:table-cell>
          <table:table-cell table:formula="of:=RANDBETWEEN( ([.G11]+2.5) *10 ; ([.G11]+3.5) * 10)" office:value-type="float" office:value="43" calcext:value-type="float">
            <text:p>43</text:p>
          </table:table-cell>
          <table:table-cell table:formula="of:=ROUND( ([.G11]+1)*5) + RANDBETWEEN(-3;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12])" office:value-type="string" office:string-value="C'est un homard" calcext:value-type="string">
            <text:p>C'est un homard</text:p>
          </table:table-cell>
          <table:table-cell table:formula="of:=RANDBETWEEN( ([.G12]+2.5) *10 ; ([.G12]+3.5) * 10)" office:value-type="float" office:value="40" calcext:value-type="float">
            <text:p>40</text:p>
          </table:table-cell>
          <table:table-cell table:formula="of:=ROUND( ([.G12]+1)*5) + RANDBETWEEN(-3;3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table:formula="of:=T(&quot;C'est un &quot;) &amp; LOWER([.A13])" office:value-type="string" office:string-value="C'est un maquereau" calcext:value-type="string">
            <text:p>C'est un maquereau</text:p>
          </table:table-cell>
          <table:table-cell table:formula="of:=RANDBETWEEN( ([.G13]+2.5) *10 ; ([.G13]+3.5) * 10)" office:value-type="float" office:value="44" calcext:value-type="float">
            <text:p>44</text:p>
          </table:table-cell>
          <table:table-cell table:formula="of:=ROUND( ([.G13]+1)*5) + RANDBETWEEN(-3;3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table:formula="of:=T(&quot;C'est un &quot;) &amp; LOWER([.A14])" office:value-type="string" office:string-value="C'est un esturgeon" calcext:value-type="string">
            <text:p>C'est un esturgeon</text:p>
          </table:table-cell>
          <table:table-cell table:formula="of:=RANDBETWEEN( ([.G14]+2.5) *10 ; ([.G14]+3.5) * 10)" office:value-type="float" office:value="38" calcext:value-type="float">
            <text:p>38</text:p>
          </table:table-cell>
          <table:table-cell table:formula="of:=ROUND( ([.G14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table:formula="of:=T(&quot;C'est un &quot;) &amp; LOWER([.A15])" office:value-type="string" office:string-value="C'est un colin" calcext:value-type="string">
            <text:p>C'est un colin</text:p>
          </table:table-cell>
          <table:table-cell table:formula="of:=RANDBETWEEN( ([.G15]+2.5) *10 ; ([.G15]+3.5) * 10)" office:value-type="float" office:value="38" calcext:value-type="float">
            <text:p>38</text:p>
          </table:table-cell>
          <table:table-cell table:formula="of:=ROUND( ([.G15]+1)*5) + RANDBETWEEN(-3;3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table:formula="of:=T(&quot;C'est un &quot;) &amp; LOWER(['a - Provisions'.A16])" office:value-type="string" office:string-value="C'est un lardon" calcext:value-type="string">
            <text:p>C'est un lardon</text:p>
          </table:table-cell>
          <table:table-cell table:formula="of:=RANDBETWEEN( ([.G16]+2.5) *10 ; ([.G16]+3.5) * 10)" office:value-type="float" office:value="50" calcext:value-type="float">
            <text:p>50</text:p>
          </table:table-cell>
          <table:table-cell table:formula="of:=ROUND( ([.G16]+1)*5) + RANDBETWEEN(-3;3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 ([.G17]+2.5) *10 ; ([.G17]+3.5) * 10)" office:value-type="float" office:value="45" calcext:value-type="float">
            <text:p>45</text:p>
          </table:table-cell>
          <table:table-cell table:formula="of:=ROUND( ([.G17]+1)*5) + RANDBETWEEN(-3;3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18])" office:value-type="string" office:string-value="C'est un poulet" calcext:value-type="string">
            <text:p>C'est un poulet</text:p>
          </table:table-cell>
          <table:table-cell table:formula="of:=RANDBETWEEN( ([.G18]+2.5) *10 ; ([.G18]+3.5) * 10)" office:value-type="float" office:value="53" calcext:value-type="float">
            <text:p>53</text:p>
          </table:table-cell>
          <table:table-cell table:formula="of:=ROUND( ([.G18]+1)*5) + RANDBETWEEN(-3;3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table:formula="of:=T(&quot;C'est un &quot;) &amp; LOWER([.A19])" office:value-type="string" office:string-value="C'est un boeuf" calcext:value-type="string">
            <text:p>C'est un boeuf</text:p>
          </table:table-cell>
          <table:table-cell table:formula="of:=RANDBETWEEN( ([.G19]+2.5) *10 ; ([.G19]+3.5) * 10)" office:value-type="float" office:value="47" calcext:value-type="float">
            <text:p>47</text:p>
          </table:table-cell>
          <table:table-cell table:formula="of:=ROUND( ([.G19]+1)*5) + RANDBETWEEN(-3;3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table:formula="of:=T(&quot;C'est un &quot;) &amp; LOWER([.A20])" office:value-type="string" office:string-value="C'est un porc" calcext:value-type="string">
            <text:p>C'est un porc</text:p>
          </table:table-cell>
          <table:table-cell table:formula="of:=RANDBETWEEN( ([.G20]+2.5) *10 ; ([.G20]+3.5) * 10)" office:value-type="float" office:value="47" calcext:value-type="float">
            <text:p>47</text:p>
          </table:table-cell>
          <table:table-cell table:formula="of:=ROUND( ([.G20]+1)*5) + RANDBETWEEN(-3;3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table:formula="of:=T(&quot;C'est un &quot;) &amp; LOWER([.A21])" office:value-type="string" office:string-value="C'est un cochon" calcext:value-type="string">
            <text:p>C'est un cochon</text:p>
          </table:table-cell>
          <table:table-cell table:formula="of:=RANDBETWEEN( ([.G21]+2.5) *10 ; ([.G21]+3.5) * 10)" office:value-type="float" office:value="54" calcext:value-type="float">
            <text:p>54</text:p>
          </table:table-cell>
          <table:table-cell table:formula="of:=ROUND( ([.G21]+1)*5) + RANDBETWEEN(-3;3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table:formula="of:=T(&quot;C'est un &quot;) &amp; LOWER([.A22])" office:value-type="string" office:string-value="C'est un gros jambon" calcext:value-type="string">
            <text:p>C'est un gros jambon</text:p>
          </table:table-cell>
          <table:table-cell table:formula="of:=RANDBETWEEN( ([.G22]+2.5) *10 ; ([.G22]+3.5) * 10)" office:value-type="float" office:value="52" calcext:value-type="float">
            <text:p>52</text:p>
          </table:table-cell>
          <table:table-cell table:formula="of:=ROUND( ([.G22]+1)*5) + RANDBETWEEN(-3;3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table:formula="of:=T(&quot;C'est un &quot;) &amp; LOWER([.A23])" office:value-type="string" office:string-value="C'est un petit jambon" calcext:value-type="string">
            <text:p>C'est un petit jambon</text:p>
          </table:table-cell>
          <table:table-cell table:formula="of:=RANDBETWEEN( ([.G23]+2.5) *10 ; ([.G23]+3.5) * 10)" office:value-type="float" office:value="46" calcext:value-type="float">
            <text:p>46</text:p>
          </table:table-cell>
          <table:table-cell table:formula="of:=ROUND( ([.G23]+1)*5) + RANDBETWEEN(-3;3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steak</text:p>
          </table:table-cell>
          <table:table-cell table:formula="of:=T(&quot;C'est un &quot;) &amp; LOWER([.A24])" office:value-type="string" office:string-value="C'est un rumsteak" calcext:value-type="string">
            <text:p>C'est un rumsteak</text:p>
          </table:table-cell>
          <table:table-cell table:formula="of:=RANDBETWEEN( ([.G24]+2.5) *10 ; ([.G24]+3.5) * 10)" office:value-type="float" office:value="45" calcext:value-type="float">
            <text:p>45</text:p>
          </table:table-cell>
          <table:table-cell table:formula="of:=ROUND( ([.G24]+1)*5) + RANDBETWEEN(-3;3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table:formula="of:=T(&quot;C'est un &quot;) &amp; LOWER([.A25])" office:value-type="string" office:string-value="C'est un saucisson" calcext:value-type="string">
            <text:p>C'est un saucisson</text:p>
          </table:table-cell>
          <table:table-cell table:formula="of:=RANDBETWEEN( ([.G25]+2.5) *10 ; ([.G25]+3.5) * 10)" office:value-type="float" office:value="45" calcext:value-type="float">
            <text:p>45</text:p>
          </table:table-cell>
          <table:table-cell table:formula="of:=ROUND( ([.G25]+1)*5) + RANDBETWEEN(-3;3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6])" office:value-type="string" office:string-value="C'est un betterave" calcext:value-type="string">
            <text:p>C'est un betterave</text:p>
          </table:table-cell>
          <table:table-cell table:formula="of:=RANDBETWEEN( ([.G26]+2.5) *10 ; ([.G26]+3.5) * 10)" office:value-type="float" office:value="32" calcext:value-type="float">
            <text:p>32</text:p>
          </table:table-cell>
          <table:table-cell table:formula="of:=ROUND( ([.G26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27])" office:value-type="string" office:string-value="C'est un chou de bruxelles" calcext:value-type="string">
            <text:p>C'est un chou de bruxelles</text:p>
          </table:table-cell>
          <table:table-cell table:formula="of:=RANDBETWEEN( ([.G27]+2.5) *10 ; ([.G27]+3.5) * 10)" office:value-type="float" office:value="35" calcext:value-type="float">
            <text:p>35</text:p>
          </table:table-cell>
          <table:table-cell table:formula="of:=ROUND( ([.G27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28])" office:value-type="string" office:string-value="C'est un châtaigne" calcext:value-type="string">
            <text:p>C'est un châtaigne</text:p>
          </table:table-cell>
          <table:table-cell table:formula="of:=RANDBETWEEN( ([.G28]+2.5) *10 ; ([.G28]+3.5) * 10)" office:value-type="float" office:value="31" calcext:value-type="float">
            <text:p>31</text:p>
          </table:table-cell>
          <table:table-cell table:formula="of:=ROUND( ([.G28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29])" office:value-type="string" office:string-value="C'est un citron" calcext:value-type="string">
            <text:p>C'est un citron</text:p>
          </table:table-cell>
          <table:table-cell table:formula="of:=RANDBETWEEN( ([.G29]+2.5) *10 ; ([.G29]+3.5) * 10)" office:value-type="float" office:value="27" calcext:value-type="float">
            <text:p>27</text:p>
          </table:table-cell>
          <table:table-cell table:formula="of:=ROUND( ([.G29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table:formula="of:=T(&quot;C'est un &quot;) &amp; LOWER(['a - Provisions'.A30])" office:value-type="string" office:string-value="C'est un poire" calcext:value-type="string">
            <text:p>C'est un poire</text:p>
          </table:table-cell>
          <table:table-cell table:formula="of:=RANDBETWEEN( ([.G30]+2.5) *10 ; ([.G30]+3.5) * 10)" office:value-type="float" office:value="32" calcext:value-type="float">
            <text:p>32</text:p>
          </table:table-cell>
          <table:table-cell table:formula="of:=ROUND( ([.G30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'a - Provisions'.A31])" office:value-type="string" office:string-value="C'est un maïs" calcext:value-type="string">
            <text:p>C'est un maïs</text:p>
          </table:table-cell>
          <table:table-cell table:formula="of:=RANDBETWEEN( ([.G31]+2.5) *10 ; ([.G31]+3.5) * 10)" office:value-type="float" office:value="30" calcext:value-type="float">
            <text:p>30</text:p>
          </table:table-cell>
          <table:table-cell table:formula="of:=ROUND( ([.G31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table:formula="of:=T(&quot;C'est un &quot;) &amp; LOWER(['a - Provisions'.A32])" office:value-type="string" office:string-value="C'est un carotte" calcext:value-type="string">
            <text:p>C'est un carotte</text:p>
          </table:table-cell>
          <table:table-cell table:formula="of:=RANDBETWEEN( ([.G32]+2.5) *10 ; ([.G32]+3.5) * 10)" office:value-type="float" office:value="30" calcext:value-type="float">
            <text:p>30</text:p>
          </table:table-cell>
          <table:table-cell table:formula="of:=ROUND( ([.G32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33])" office:value-type="string" office:string-value="C'est un ananas" calcext:value-type="string">
            <text:p>C'est un ananas</text:p>
          </table:table-cell>
          <table:table-cell table:formula="of:=RANDBETWEEN( ([.G33]+2.5) *10 ; ([.G33]+3.5) * 10)" office:value-type="float" office:value="32" calcext:value-type="float">
            <text:p>32</text:p>
          </table:table-cell>
          <table:table-cell table:formula="of:=ROUND( ([.G33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34])" office:value-type="string" office:string-value="C'est un clémentine" calcext:value-type="string">
            <text:p>C'est un clémentine</text:p>
          </table:table-cell>
          <table:table-cell table:formula="of:=RANDBETWEEN( ([.G34]+2.5) *10 ; ([.G34]+3.5) * 10)" office:value-type="float" office:value="32" calcext:value-type="float">
            <text:p>32</text:p>
          </table:table-cell>
          <table:table-cell table:formula="of:=ROUND( ([.G34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35])" office:value-type="string" office:string-value="C'est un orange" calcext:value-type="string">
            <text:p>C'est un orange</text:p>
          </table:table-cell>
          <table:table-cell table:formula="of:=RANDBETWEEN( ([.G35]+2.5) *10 ; ([.G35]+3.5) * 10)" office:value-type="float" office:value="34" calcext:value-type="float">
            <text:p>34</text:p>
          </table:table-cell>
          <table:table-cell table:formula="of:=ROUND( ([.G35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6])" office:value-type="string" office:string-value="C'est un champignon" calcext:value-type="string">
            <text:p>C'est un champignon</text:p>
          </table:table-cell>
          <table:table-cell table:formula="of:=RANDBETWEEN( ([.G36]+2.5) *10 ; ([.G36]+3.5) * 10)" office:value-type="float" office:value="35" calcext:value-type="float">
            <text:p>35</text:p>
          </table:table-cell>
          <table:table-cell table:formula="of:=ROUND( ([.G36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7])" office:value-type="string" office:string-value="C'est un pomme" calcext:value-type="string">
            <text:p>C'est un pomme</text:p>
          </table:table-cell>
          <table:table-cell table:formula="of:=RANDBETWEEN( ([.G37]+2.5) *10 ; ([.G37]+3.5) * 10)" office:value-type="float" office:value="30" calcext:value-type="float">
            <text:p>30</text:p>
          </table:table-cell>
          <table:table-cell table:formula="of:=ROUND( ([.G37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8])" office:value-type="string" office:string-value="C'est un asperges" calcext:value-type="string">
            <text:p>C'est un asperges</text:p>
          </table:table-cell>
          <table:table-cell table:formula="of:=RANDBETWEEN( ([.G38]+2.5) *10 ; ([.G38]+3.5) * 10)" office:value-type="float" office:value="34" calcext:value-type="float">
            <text:p>34</text:p>
          </table:table-cell>
          <table:table-cell table:formula="of:=ROUND( ([.G38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table:formula="of:=T(&quot;C'est un &quot;) &amp; LOWER([.A39])" office:value-type="string" office:string-value="C'est un abricot" calcext:value-type="string">
            <text:p>C'est un abricot</text:p>
          </table:table-cell>
          <table:table-cell table:formula="of:=RANDBETWEEN( ([.G39]+2.5) *10 ; ([.G39]+3.5) * 10)" office:value-type="float" office:value="34" calcext:value-type="float">
            <text:p>34</text:p>
          </table:table-cell>
          <table:table-cell table:formula="of:=ROUND( ([.G39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rte aux pommes</text:p>
          </table:table-cell>
          <table:table-cell table:formula="of:=T(&quot;C'est un &quot;) &amp; LOWER([.A40])" office:value-type="string" office:string-value="C'est un tarte aux pommes" calcext:value-type="string">
            <text:p>C'est un tarte aux pommes</text:p>
          </table:table-cell>
          <table:table-cell office:value-type="float" office:value="100" calcext:value-type="float">
            <text:p>100</text:p>
          </table:table-cell>
          <table:table-cell table:formula="of:=ROUND( ([.G40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Value</text:p>
          </table:table-cell>
          <table:table-cell table:style-name="ce19" office:value-type="string" calcext:value-type="string">
            <text:p>$</text:p>
          </table:table-cell>
          <table:table-cell table:style-name="ce20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style-name="ce13" office:value-type="string" calcext:value-type="string">
            <text:p>Type</text:p>
          </table:table-cell>
        </table:table-row>
        <table:table-row table:style-name="ro5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7" table:formula="of:=[.F2] * 10 - RANDBETWEEN(-4;4)" office:value-type="float" office:value="8" calcext:value-type="float">
            <text:p>8</text:p>
          </table:table-cell>
          <table:table-cell table:style-name="ce8" table:formula="of:=ROUND( (['b - Armes'.C2]*1.5) + RANDBETWEEN(0;10) )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7" table:formula="of:=[.F3] * 10 - RANDBETWEEN(-4;4)" office:value-type="float" office:value="11" calcext:value-type="float">
            <text:p>11</text:p>
          </table:table-cell>
          <table:table-cell table:style-name="ce8" table:formula="of:=ROUND( (['b - Armes'.C3]*1.5) + RANDBETWEEN(0;10) )" office:value-type="float" office:value="18" calcext:value-type="float">
            <text:p>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7" table:formula="of:=[.F4] * 10 - RANDBETWEEN(-4;4)" office:value-type="float" office:value="11" calcext:value-type="float">
            <text:p>11</text:p>
          </table:table-cell>
          <table:table-cell table:style-name="ce8" table:formula="of:=ROUND( (['b - Armes'.C4]*1.5) + RANDBETWEEN(0;10) )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7" table:formula="of:=[.F5] * 10 - RANDBETWEEN(-4;4)" office:value-type="float" office:value="12" calcext:value-type="float">
            <text:p>12</text:p>
          </table:table-cell>
          <table:table-cell table:style-name="ce8" table:formula="of:=ROUND( (['b - Armes'.C5]*1.5) + RANDBETWEEN(0;10) )" office:value-type="float" office:value="27" calcext:value-type="float">
            <text:p>2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7" table:formula="of:=[.F6] * 10 - RANDBETWEEN(-4;4)" office:value-type="float" office:value="6" calcext:value-type="float">
            <text:p>6</text:p>
          </table:table-cell>
          <table:table-cell table:style-name="ce8" table:formula="of:=ROUND( (['b - Armes'.C6]*1.5) + RANDBETWEEN(0;10) )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7" table:formula="of:=[.F7] * 10 - RANDBETWEEN(-4;4)" office:value-type="float" office:value="10" calcext:value-type="float">
            <text:p>10</text:p>
          </table:table-cell>
          <table:table-cell table:style-name="ce8" table:formula="of:=ROUND( (['b - Armes'.C7]*1.5) + RANDBETWEEN(0;10) )" office:value-type="float" office:value="23" calcext:value-type="float">
            <text:p>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7" table:formula="of:=[.F8] * 10 - RANDBETWEEN(-4;4)" office:value-type="float" office:value="14" calcext:value-type="float">
            <text:p>14</text:p>
          </table:table-cell>
          <table:table-cell table:style-name="ce8" table:formula="of:=ROUND( (['b - Armes'.C8]*1.5) + RANDBETWEEN(0;10) )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oivrière rouillée</text:p>
          </table:table-cell>
          <table:table-cell table:style-name="ce4" table:formula="of:=T(&quot;C'est un &quot;) &amp; LOWER(['b - Armes'.A9])" office:value-type="string" office:string-value="C'est un poivrière rouillée" calcext:value-type="string">
            <text:p>C'est un poivrière rouillée</text:p>
          </table:table-cell>
          <table:table-cell table:style-name="ce17" table:formula="of:=[.F9] * 10 - RANDBETWEEN(-4;4)" office:value-type="float" office:value="14" calcext:value-type="float">
            <text:p>14</text:p>
          </table:table-cell>
          <table:table-cell table:style-name="ce8" table:formula="of:=ROUND( (['b - Armes'.C9]*1.5) + RANDBETWEEN(0;10) )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rouillé</text:p>
          </table:table-cell>
          <table:table-cell table:style-name="ce4" table:formula="of:=T(&quot;C'est un &quot;) &amp; LOWER(['b - Armes'.A10])" office:value-type="string" office:string-value="C'est un pistolet rouillé" calcext:value-type="string">
            <text:p>C'est un pistolet rouillé</text:p>
          </table:table-cell>
          <table:table-cell table:style-name="ce17" table:formula="of:=[.F10] * 10 - RANDBETWEEN(-4;4)" office:value-type="float" office:value="12" calcext:value-type="float">
            <text:p>12</text:p>
          </table:table-cell>
          <table:table-cell table:style-name="ce8" table:formula="of:=ROUND( (['b - Armes'.C10]*1.5) + RANDBETWEEN(0;10) )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ieux pistolet</text:p>
          </table:table-cell>
          <table:table-cell table:style-name="ce4" table:formula="of:=T(&quot;C'est un &quot;) &amp; LOWER(['b - Armes'.A11])" office:value-type="string" office:string-value="C'est un vieux pistolet" calcext:value-type="string">
            <text:p>C'est un vieux pistolet</text:p>
          </table:table-cell>
          <table:table-cell table:style-name="ce17" table:formula="of:=[.F11] * 10 - RANDBETWEEN(-4;4)" office:value-type="float" office:value="9" calcext:value-type="float">
            <text:p>9</text:p>
          </table:table-cell>
          <table:table-cell table:style-name="ce8" table:formula="of:=ROUND( (['b - Armes'.C11]*1.5) + RANDBETWEEN(0;10) )" office:value-type="float" office:value="23" calcext:value-type="float">
            <text:p>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ielle poivrière</text:p>
          </table:table-cell>
          <table:table-cell table:style-name="ce4" table:formula="of:=T(&quot;C'est un &quot;) &amp; LOWER(['b - Armes'.A12])" office:value-type="string" office:string-value="C'est un vielle poivrière" calcext:value-type="string">
            <text:p>C'est un vielle poivrière</text:p>
          </table:table-cell>
          <table:table-cell table:style-name="ce17" table:formula="of:=[.F12] * 10 - RANDBETWEEN(-4;4)" office:value-type="float" office:value="12" calcext:value-type="float">
            <text:p>12</text:p>
          </table:table-cell>
          <table:table-cell table:style-name="ce8" table:formula="of:=ROUND( (['b - Armes'.C12]*1.5) + RANDBETWEEN(0;10) )" office:value-type="float" office:value="28" calcext:value-type="float">
            <text:p>2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silex</text:p>
          </table:table-cell>
          <table:table-cell table:style-name="ce4" table:formula="of:=T(&quot;C'est un &quot;) &amp; LOWER(['b - Armes'.A13])" office:value-type="string" office:string-value="C'est un pistolet à silex" calcext:value-type="string">
            <text:p>C'est un pistolet à silex</text:p>
          </table:table-cell>
          <table:table-cell table:style-name="ce17" table:formula="of:=[.F13] * 10 - RANDBETWEEN(-4;4)" office:value-type="float" office:value="13" calcext:value-type="float">
            <text:p>13</text:p>
          </table:table-cell>
          <table:table-cell table:style-name="ce8" table:formula="of:=ROUND( (['b - Armes'.C13]*1.5) + RANDBETWEEN(0;10) )" office:value-type="float" office:value="21" calcext:value-type="float">
            <text:p>2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négligée</text:p>
          </table:table-cell>
          <table:table-cell table:style-name="ce4" table:formula="of:=T(&quot;C'est un &quot;) &amp; LOWER(['b - Armes'.A14])" office:value-type="string" office:string-value="C'est un poivrière négligée" calcext:value-type="string">
            <text:p>C'est un poivrière négligée</text:p>
          </table:table-cell>
          <table:table-cell table:style-name="ce17" table:formula="of:=[.F14] * 10 - RANDBETWEEN(-4;4)" office:value-type="float" office:value="14" calcext:value-type="float">
            <text:p>14</text:p>
          </table:table-cell>
          <table:table-cell table:style-name="ce8" table:formula="of:=ROUND( (['b - Armes'.C14]*1.5) + RANDBETWEEN(0;10) )" office:value-type="float" office:value="26" calcext:value-type="float">
            <text:p>2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négligé</text:p>
          </table:table-cell>
          <table:table-cell table:style-name="ce4" table:formula="of:=T(&quot;C'est un &quot;) &amp; LOWER(['b - Armes'.A15])" office:value-type="string" office:string-value="C'est un pistolet négligé" calcext:value-type="string">
            <text:p>C'est un pistolet négligé</text:p>
          </table:table-cell>
          <table:table-cell table:style-name="ce17" table:formula="of:=[.F15] * 10 - RANDBETWEEN(-4;4)" office:value-type="float" office:value="11" calcext:value-type="float">
            <text:p>11</text:p>
          </table:table-cell>
          <table:table-cell table:style-name="ce8" table:formula="of:=ROUND( (['b - Armes'.C15]*1.5) + RANDBETWEEN(0;10) )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6])" office:value-type="string" office:string-value="C'est un dague en acier" calcext:value-type="string">
            <text:p>C'est un dague en acier</text:p>
          </table:table-cell>
          <table:table-cell table:style-name="ce17" table:formula="of:=[.F16] * 10 - RANDBETWEEN(-4;4)" office:value-type="float" office:value="18" calcext:value-type="float">
            <text:p>18</text:p>
          </table:table-cell>
          <table:table-cell table:style-name="ce8" table:formula="of:=ROUND( (['b - Armes'.C16]*1.5) + RANDBETWEEN(0;10) )" office:value-type="float" office:value="29" calcext:value-type="float">
            <text:p>2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7])" office:value-type="string" office:string-value="C'est un matraque en fer" calcext:value-type="string">
            <text:p>C'est un matraque en fer</text:p>
          </table:table-cell>
          <table:table-cell table:style-name="ce17" table:formula="of:=[.F17] * 10 - RANDBETWEEN(-4;4)" office:value-type="float" office:value="22" calcext:value-type="float">
            <text:p>22</text:p>
          </table:table-cell>
          <table:table-cell table:style-name="ce8" table:formula="of:=ROUND( (['b - Armes'.C17]*1.5) + RANDBETWEEN(0;10) )" office:value-type="float" office:value="38" calcext:value-type="float">
            <text:p>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8])" office:value-type="string" office:string-value="C'est un machette" calcext:value-type="string">
            <text:p>C'est un machette</text:p>
          </table:table-cell>
          <table:table-cell table:style-name="ce17" table:formula="of:=[.F18] * 10 - RANDBETWEEN(-4;4)" office:value-type="float" office:value="16" calcext:value-type="float">
            <text:p>16</text:p>
          </table:table-cell>
          <table:table-cell table:style-name="ce8" table:formula="of:=ROUND( (['b - Armes'.C18]*1.5) + RANDBETWEEN(0;10) )" office:value-type="float" office:value="34" calcext:value-type="float">
            <text:p>3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9])" office:value-type="string" office:string-value="C'est un bâton en fer" calcext:value-type="string">
            <text:p>C'est un bâton en fer</text:p>
          </table:table-cell>
          <table:table-cell table:style-name="ce17" table:formula="of:=[.F19] * 10 - RANDBETWEEN(-4;4)" office:value-type="float" office:value="16" calcext:value-type="float">
            <text:p>16</text:p>
          </table:table-cell>
          <table:table-cell table:style-name="ce8" table:formula="of:=ROUND( (['b - Armes'.C19]*1.5) + RANDBETWEEN(0;10) )" office:value-type="float" office:value="31" calcext:value-type="float">
            <text:p>3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20])" office:value-type="string" office:string-value="C'est un hachette d'acier" calcext:value-type="string">
            <text:p>C'est un hachette d'acier</text:p>
          </table:table-cell>
          <table:table-cell table:style-name="ce17" table:formula="of:=[.F20] * 10 - RANDBETWEEN(-4;4)" office:value-type="float" office:value="21" calcext:value-type="float">
            <text:p>21</text:p>
          </table:table-cell>
          <table:table-cell table:style-name="ce8" table:formula="of:=ROUND( (['b - Armes'.C20]*1.5) + RANDBETWEEN(0;10) )" office:value-type="float" office:value="36" calcext:value-type="float">
            <text:p>3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7" table:formula="of:=[.F21] * 10 - RANDBETWEEN(-4;4)" office:value-type="float" office:value="23" calcext:value-type="float">
            <text:p>23</text:p>
          </table:table-cell>
          <table:table-cell table:style-name="ce8" table:formula="of:=ROUND( (['b - Armes'.C21]*1.5) + RANDBETWEEN(0;10) )" office:value-type="float" office:value="43" calcext:value-type="float">
            <text:p>4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7" table:formula="of:=[.F22] * 10 - RANDBETWEEN(-4;4)" office:value-type="float" office:value="19" calcext:value-type="float">
            <text:p>19</text:p>
          </table:table-cell>
          <table:table-cell table:style-name="ce8" table:formula="of:=ROUND( (['b - Armes'.C22]*1.5) + RANDBETWEEN(0;10) )" office:value-type="float" office:value="35" calcext:value-type="float">
            <text:p>3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7" table:formula="of:=[.F23] * 10 - RANDBETWEEN(-4;4)" office:value-type="float" office:value="18" calcext:value-type="float">
            <text:p>18</text:p>
          </table:table-cell>
          <table:table-cell table:style-name="ce8" table:formula="of:=ROUND( (['b - Armes'.C23]*1.5) + RANDBETWEEN(0;10) )" office:value-type="float" office:value="33" calcext:value-type="float">
            <text:p>3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rouillé</text:p>
          </table:table-cell>
          <table:table-cell table:style-name="ce4"/>
          <table:table-cell table:style-name="ce17" table:formula="of:=[.F24] * 10 - RANDBETWEEN(-4;4)" office:value-type="float" office:value="17" calcext:value-type="float">
            <text:p>17</text:p>
          </table:table-cell>
          <table:table-cell table:style-name="ce8" table:formula="of:=ROUND( (['b - Armes'.C24]*1.5) + RANDBETWEEN(0;10) )" office:value-type="float" office:value="35" calcext:value-type="float">
            <text:p>3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rouillée</text:p>
          </table:table-cell>
          <table:table-cell table:style-name="ce4"/>
          <table:table-cell table:style-name="ce17" table:formula="of:=[.F25] * 10 - RANDBETWEEN(-4;4)" office:value-type="float" office:value="16" calcext:value-type="float">
            <text:p>16</text:p>
          </table:table-cell>
          <table:table-cell table:style-name="ce8" table:formula="of:=ROUND( (['b - Armes'.C25]*1.5) + RANDBETWEEN(0;10) )" office:value-type="float" office:value="34" calcext:value-type="float">
            <text:p>3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26])" office:value-type="string" office:string-value="C'est un grande épée en acier" calcext:value-type="string">
            <text:p>C'est un grande épée en acier</text:p>
          </table:table-cell>
          <table:table-cell table:style-name="ce17" table:formula="of:=[.F26] * 10 - RANDBETWEEN(-4;4)" office:value-type="float" office:value="31" calcext:value-type="float">
            <text:p>31</text:p>
          </table:table-cell>
          <table:table-cell table:style-name="ce8" table:formula="of:=ROUND( (['b - Armes'.C26]*1.5) + RANDBETWEEN(0;10) )" office:value-type="float" office:value="49" calcext:value-type="float">
            <text:p>4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27])" office:value-type="string" office:string-value="C'est un longue rapière" calcext:value-type="string">
            <text:p>C'est un longue rapière</text:p>
          </table:table-cell>
          <table:table-cell table:style-name="ce17" table:formula="of:=[.F27] * 10 - RANDBETWEEN(-4;4)" office:value-type="float" office:value="29" calcext:value-type="float">
            <text:p>29</text:p>
          </table:table-cell>
          <table:table-cell table:style-name="ce8" table:formula="of:=ROUND( (['b - Armes'.C27]*1.5) + RANDBETWEEN(0;10) )" office:value-type="float" office:value="54" calcext:value-type="float">
            <text:p>5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28])" office:value-type="string" office:string-value="C'est un cimeterre" calcext:value-type="string">
            <text:p>C'est un cimeterre</text:p>
          </table:table-cell>
          <table:table-cell table:style-name="ce17" table:formula="of:=[.F28] * 10 - RANDBETWEEN(-4;4)" office:value-type="float" office:value="28" calcext:value-type="float">
            <text:p>28</text:p>
          </table:table-cell>
          <table:table-cell table:style-name="ce8" table:formula="of:=ROUND( (['b - Armes'.C28]*1.5) + RANDBETWEEN(0;10) )" office:value-type="float" office:value="48" calcext:value-type="float">
            <text:p>4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29])" office:value-type="string" office:string-value="C'est un massue de pierre" calcext:value-type="string">
            <text:p>C'est un massue de pierre</text:p>
          </table:table-cell>
          <table:table-cell table:style-name="ce17" table:formula="of:=[.F29] * 10 - RANDBETWEEN(-4;4)" office:value-type="float" office:value="32" calcext:value-type="float">
            <text:p>32</text:p>
          </table:table-cell>
          <table:table-cell table:style-name="ce8" table:formula="of:=ROUND( (['b - Armes'.C29]*1.5) + RANDBETWEEN(0;10) )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30])" office:value-type="string" office:string-value="C'est un longue épée en fer" calcext:value-type="string">
            <text:p>C'est un longue épée en fer</text:p>
          </table:table-cell>
          <table:table-cell table:style-name="ce17" table:formula="of:=[.F30] * 10 - RANDBETWEEN(-4;4)" office:value-type="float" office:value="28" calcext:value-type="float">
            <text:p>28</text:p>
          </table:table-cell>
          <table:table-cell table:style-name="ce8" table:formula="of:=ROUND( (['b - Armes'.C30]*1.5) + RANDBETWEEN(0;10) )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31])" office:value-type="string" office:string-value="C'est un gourdin barbelé" calcext:value-type="string">
            <text:p>C'est un gourdin barbelé</text:p>
          </table:table-cell>
          <table:table-cell table:style-name="ce17" table:formula="of:=[.F31] * 10 - RANDBETWEEN(-4;4)" office:value-type="float" office:value="33" calcext:value-type="float">
            <text:p>33</text:p>
          </table:table-cell>
          <table:table-cell table:style-name="ce8" table:formula="of:=ROUND( (['b - Armes'.C31]*1.5) + RANDBETWEEN(0;10) )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32])" office:value-type="string" office:string-value="C'est un lance courte" calcext:value-type="string">
            <text:p>C'est un lance courte</text:p>
          </table:table-cell>
          <table:table-cell table:style-name="ce17" table:formula="of:=[.F32] * 10 - RANDBETWEEN(-4;4)" office:value-type="float" office:value="33" calcext:value-type="float">
            <text:p>33</text:p>
          </table:table-cell>
          <table:table-cell table:style-name="ce8" table:formula="of:=ROUND( (['b - Armes'.C32]*1.5) + RANDBETWEEN(0;10) )" office:value-type="float" office:value="53" calcext:value-type="float">
            <text:p>5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7" table:formula="of:=[.F33] * 10 - RANDBETWEEN(-4;4)" office:value-type="float" office:value="28" calcext:value-type="float">
            <text:p>28</text:p>
          </table:table-cell>
          <table:table-cell table:style-name="ce8" table:formula="of:=ROUND( (['b - Armes'.C33]*1.5) + RANDBETWEEN(0;10) )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7" table:formula="of:=[.F34] * 10 - RANDBETWEEN(-4;4)" office:value-type="float" office:value="33" calcext:value-type="float">
            <text:p>33</text:p>
          </table:table-cell>
          <table:table-cell table:style-name="ce8" table:formula="of:=ROUND( (['b - Armes'.C34]*1.5) + RANDBETWEEN(0;10) )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7" table:formula="of:=[.F35] * 10 - RANDBETWEEN(-4;4)" office:value-type="float" office:value="28" calcext:value-type="float">
            <text:p>28</text:p>
          </table:table-cell>
          <table:table-cell table:style-name="ce8" table:formula="of:=ROUND( (['b - Armes'.C35]*1.5) + RANDBETWEEN(0;10) )" office:value-type="float" office:value="42" calcext:value-type="float">
            <text:p>4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36] * 10 - RANDBETWEEN(-4;4)" office:value-type="float" office:value="32" calcext:value-type="float">
            <text:p>32</text:p>
          </table:table-cell>
          <table:table-cell table:style-name="ce8" table:formula="of:=ROUND( (['b - Armes'.C36]*1.5) + RANDBETWEEN(0;10) )" office:value-type="float" office:value="53" calcext:value-type="float">
            <text:p>5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7" table:formula="of:=[.F37] * 10 - RANDBETWEEN(-4;4)" office:value-type="float" office:value="26" calcext:value-type="float">
            <text:p>26</text:p>
          </table:table-cell>
          <table:table-cell table:style-name="ce8" table:formula="of:=ROUND( (['b - Armes'.C37]*1.5) + RANDBETWEEN(0;10) )" office:value-type="float" office:value="48" calcext:value-type="float">
            <text:p>4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7" table:formula="of:=[.F38] * 10 - RANDBETWEEN(-4;4)" office:value-type="float" office:value="28" calcext:value-type="float">
            <text:p>28</text:p>
          </table:table-cell>
          <table:table-cell table:style-name="ce8" table:formula="of:=ROUND( (['b - Armes'.C38]*1.5) + RANDBETWEEN(0;10) )" office:value-type="float" office:value="44" calcext:value-type="float">
            <text:p>4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7" table:formula="of:=[.F39] * 10 - RANDBETWEEN(-4;4)" office:value-type="float" office:value="33" calcext:value-type="float">
            <text:p>33</text:p>
          </table:table-cell>
          <table:table-cell table:style-name="ce8" table:formula="of:=ROUND( (['b - Armes'.C39]*1.5) + RANDBETWEEN(0;10) )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40])" office:value-type="string" office:string-value="C'est un claymore" calcext:value-type="string">
            <text:p>C'est un claymore</text:p>
          </table:table-cell>
          <table:table-cell table:style-name="ce17" table:formula="of:=[.F40] * 10 - RANDBETWEEN(-4;4)" office:value-type="float" office:value="40" calcext:value-type="float">
            <text:p>40</text:p>
          </table:table-cell>
          <table:table-cell table:style-name="ce8" table:formula="of:=ROUND( (['b - Armes'.C40]*1.5) + RANDBETWEEN(0;10) )" office:value-type="float" office:value="63" calcext:value-type="float">
            <text:p>6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41])" office:value-type="string" office:string-value="C'est un etoile du matin" calcext:value-type="string">
            <text:p>C'est un etoile du matin</text:p>
          </table:table-cell>
          <table:table-cell table:style-name="ce17" table:formula="of:=[.F41] * 10 - RANDBETWEEN(-4;4)" office:value-type="float" office:value="41" calcext:value-type="float">
            <text:p>41</text:p>
          </table:table-cell>
          <table:table-cell table:style-name="ce8" table:formula="of:=ROUND( (['b - Armes'.C41]*1.5) + RANDBETWEEN(0;10) )" office:value-type="float" office:value="63" calcext:value-type="float">
            <text:p>6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42])" office:value-type="string" office:string-value="C'est un epée batarde" calcext:value-type="string">
            <text:p>C'est un epée batarde</text:p>
          </table:table-cell>
          <table:table-cell table:style-name="ce17" table:formula="of:=[.F42] * 10 - RANDBETWEEN(-4;4)" office:value-type="float" office:value="39" calcext:value-type="float">
            <text:p>39</text:p>
          </table:table-cell>
          <table:table-cell table:style-name="ce8" table:formula="of:=ROUND( (['b - Armes'.C42]*1.5) + RANDBETWEEN(0;10) )" office:value-type="float" office:value="68" calcext:value-type="float">
            <text:p>6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43])" office:value-type="string" office:string-value="C'est un fléau d'ames" calcext:value-type="string">
            <text:p>C'est un fléau d'ames</text:p>
          </table:table-cell>
          <table:table-cell table:style-name="ce17" table:formula="of:=[.F43] * 10 - RANDBETWEEN(-4;4)" office:value-type="float" office:value="42" calcext:value-type="float">
            <text:p>42</text:p>
          </table:table-cell>
          <table:table-cell table:style-name="ce8" table:formula="of:=ROUND( (['b - Armes'.C43]*1.5) + RANDBETWEEN(0;10) )" office:value-type="float" office:value="63" calcext:value-type="float">
            <text:p>6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44])" office:value-type="string" office:string-value="C'est un sabre d'acier" calcext:value-type="string">
            <text:p>C'est un sabre d'acier</text:p>
          </table:table-cell>
          <table:table-cell table:style-name="ce17" table:formula="of:=[.F44] * 10 - RANDBETWEEN(-4;4)" office:value-type="float" office:value="42" calcext:value-type="float">
            <text:p>42</text:p>
          </table:table-cell>
          <table:table-cell table:style-name="ce8" table:formula="of:=ROUND( (['b - Armes'.C44]*1.5) + RANDBETWEEN(0;10) )" office:value-type="float" office:value="73" calcext:value-type="float">
            <text:p>7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15" office:value-type="string" calcext:value-type="string">
            <text:p>Grande serpe</text:p>
          </table:table-cell>
          <table:table-cell table:style-name="ce4" table:formula="of:=T(&quot;C'est un &quot;) &amp; LOWER(['b - Armes'.A45])" office:value-type="string" office:string-value="C'est un grande serpe" calcext:value-type="string">
            <text:p>C'est un grande serpe</text:p>
          </table:table-cell>
          <table:table-cell table:style-name="ce17" table:formula="of:=[.F45] * 10 - RANDBETWEEN(-4;4)" office:value-type="float" office:value="43" calcext:value-type="float">
            <text:p>43</text:p>
          </table:table-cell>
          <table:table-cell table:style-name="ce8" table:formula="of:=ROUND( (['b - Armes'.C45]*1.5) + RANDBETWEEN(0;10) )" office:value-type="float" office:value="74" calcext:value-type="float">
            <text:p>7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7" table:formula="of:=[.F46] * 10 - RANDBETWEEN(-4;4)" office:value-type="float" office:value="44" calcext:value-type="float">
            <text:p>44</text:p>
          </table:table-cell>
          <table:table-cell table:style-name="ce8" table:formula="of:=ROUND( (['b - Armes'.C46]*1.5) + RANDBETWEEN(0;10) )" office:value-type="float" office:value="76" calcext:value-type="float">
            <text:p>7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7" table:formula="of:=[.F47] * 10 - RANDBETWEEN(-4;4)" office:value-type="float" office:value="42" calcext:value-type="float">
            <text:p>42</text:p>
          </table:table-cell>
          <table:table-cell table:style-name="ce8" table:formula="of:=ROUND( (['b - Armes'.C47]*1.5) + RANDBETWEEN(0;10) )" office:value-type="float" office:value="63" calcext:value-type="float">
            <text:p>6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48] * 10 - RANDBETWEEN(-4;4)" office:value-type="float" office:value="38" calcext:value-type="float">
            <text:p>38</text:p>
          </table:table-cell>
          <table:table-cell table:style-name="ce8" table:formula="of:=ROUND( (['b - Armes'.C48]*1.5) + RANDBETWEEN(0;10) )" office:value-type="float" office:value="61" calcext:value-type="float">
            <text:p>6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7" table:formula="of:=[.F49] * 10 - RANDBETWEEN(-4;4)" office:value-type="float" office:value="37" calcext:value-type="float">
            <text:p>37</text:p>
          </table:table-cell>
          <table:table-cell table:style-name="ce8" table:formula="of:=ROUND( (['b - Armes'.C49]*1.5) + RANDBETWEEN(0;10) )" office:value-type="float" office:value="63" calcext:value-type="float">
            <text:p>6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7" table:formula="of:=[.F50] * 10 - RANDBETWEEN(-4;4)" office:value-type="float" office:value="39" calcext:value-type="float">
            <text:p>39</text:p>
          </table:table-cell>
          <table:table-cell table:style-name="ce8" table:formula="of:=ROUND( (['b - Armes'.C50]*1.5) + RANDBETWEEN(0;10) )" office:value-type="float" office:value="69" calcext:value-type="float">
            <text:p>6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puissante</text:p>
          </table:table-cell>
          <table:table-cell table:style-name="ce4"/>
          <table:table-cell table:style-name="ce17" table:formula="of:=[.F51] * 10 - RANDBETWEEN(-4;4)" office:value-type="float" office:value="38" calcext:value-type="float">
            <text:p>38</text:p>
          </table:table-cell>
          <table:table-cell table:style-name="ce8" table:formula="of:=ROUND( (['b - Armes'.C51]*1.5) + RANDBETWEEN(0;10) )" office:value-type="float" office:value="58" calcext:value-type="float">
            <text:p>5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52])" office:value-type="string" office:string-value="C'est un lance en acier" calcext:value-type="string">
            <text:p>C'est un lance en acier</text:p>
          </table:table-cell>
          <table:table-cell table:style-name="ce17" table:formula="of:=[.F52] * 10 - RANDBETWEEN(-4;4)" office:value-type="float" office:value="52" calcext:value-type="float">
            <text:p>52</text:p>
          </table:table-cell>
          <table:table-cell table:style-name="ce8" table:formula="of:=ROUND( (['b - Armes'.C52]*1.5) + RANDBETWEEN(0;10) )" office:value-type="float" office:value="79" calcext:value-type="float">
            <text:p>7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53])" office:value-type="string" office:string-value="C'est un marteau de guerre" calcext:value-type="string">
            <text:p>C'est un marteau de guerre</text:p>
          </table:table-cell>
          <table:table-cell table:style-name="ce17" table:formula="of:=[.F53] * 10 - RANDBETWEEN(-4;4)" office:value-type="float" office:value="50" calcext:value-type="float">
            <text:p>50</text:p>
          </table:table-cell>
          <table:table-cell table:style-name="ce8" table:formula="of:=ROUND( (['b - Armes'.C53]*1.5) + RANDBETWEEN(0;10) )" office:value-type="float" office:value="79" calcext:value-type="float">
            <text:p>7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54])" office:value-type="string" office:string-value="C'est un double hache" calcext:value-type="string">
            <text:p>C'est un double hache</text:p>
          </table:table-cell>
          <table:table-cell table:style-name="ce17" table:formula="of:=[.F54] * 10 - RANDBETWEEN(-4;4)" office:value-type="float" office:value="46" calcext:value-type="float">
            <text:p>46</text:p>
          </table:table-cell>
          <table:table-cell table:style-name="ce8" table:formula="of:=ROUND( (['b - Armes'.C54]*1.5) + RANDBETWEEN(0;10) )" office:value-type="float" office:value="71" calcext:value-type="float">
            <text:p>7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55])" office:value-type="string" office:string-value="C'est un trident" calcext:value-type="string">
            <text:p>C'est un trident</text:p>
          </table:table-cell>
          <table:table-cell table:style-name="ce17" table:formula="of:=[.F55] * 10 - RANDBETWEEN(-4;4)" office:value-type="float" office:value="49" calcext:value-type="float">
            <text:p>49</text:p>
          </table:table-cell>
          <table:table-cell table:style-name="ce8" table:formula="of:=ROUND( (['b - Armes'.C55]*1.5) + RANDBETWEEN(0;10) )" office:value-type="float" office:value="83" calcext:value-type="float">
            <text:p>8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56])" office:value-type="string" office:string-value="C'est un coutelas" calcext:value-type="string">
            <text:p>C'est un coutelas</text:p>
          </table:table-cell>
          <table:table-cell table:style-name="ce17" table:formula="of:=[.F56] * 10 - RANDBETWEEN(-4;4)" office:value-type="float" office:value="48" calcext:value-type="float">
            <text:p>48</text:p>
          </table:table-cell>
          <table:table-cell table:style-name="ce8" table:formula="of:=ROUND( (['b - Armes'.C56]*1.5) + RANDBETWEEN(0;10) )" office:value-type="float" office:value="82" calcext:value-type="float">
            <text:p>8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57])" office:value-type="string" office:string-value="C'est un massue immense" calcext:value-type="string">
            <text:p>C'est un massue immense</text:p>
          </table:table-cell>
          <table:table-cell table:style-name="ce17" table:formula="of:=[.F57] * 10 - RANDBETWEEN(-4;4)" office:value-type="float" office:value="48" calcext:value-type="float">
            <text:p>48</text:p>
          </table:table-cell>
          <table:table-cell table:style-name="ce8" table:formula="of:=ROUND( (['b - Armes'.C57]*1.5) + RANDBETWEEN(0;10) )" office:value-type="float" office:value="81" calcext:value-type="float">
            <text:p>8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7" table:formula="of:=[.F58] * 10 - RANDBETWEEN(-4;4)" office:value-type="float" office:value="51" calcext:value-type="float">
            <text:p>51</text:p>
          </table:table-cell>
          <table:table-cell table:style-name="ce8" table:formula="of:=ROUND( (['b - Armes'.C58]*1.5) + RANDBETWEEN(0;10) )" office:value-type="float" office:value="84" calcext:value-type="float">
            <text:p>8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7" table:formula="of:=[.F59] * 10 - RANDBETWEEN(-4;4)" office:value-type="float" office:value="54" calcext:value-type="float">
            <text:p>54</text:p>
          </table:table-cell>
          <table:table-cell table:style-name="ce8" table:formula="of:=ROUND( (['b - Armes'.C59]*1.5) + RANDBETWEEN(0;10) )" office:value-type="float" office:value="88" calcext:value-type="float">
            <text:p>8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60] * 10 - RANDBETWEEN(-4;4)" office:value-type="float" office:value="51" calcext:value-type="float">
            <text:p>51</text:p>
          </table:table-cell>
          <table:table-cell table:style-name="ce8" table:formula="of:=ROUND( (['b - Armes'.C60]*1.5) + RANDBETWEEN(0;10) )" office:value-type="float" office:value="84" calcext:value-type="float">
            <text:p>8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7" table:formula="of:=[.F61] * 10 - RANDBETWEEN(-4;4)" office:value-type="float" office:value="53" calcext:value-type="float">
            <text:p>53</text:p>
          </table:table-cell>
          <table:table-cell table:style-name="ce8" table:formula="of:=ROUND( (['b - Armes'.C61]*1.5) + RANDBETWEEN(0;10) )" office:value-type="float" office:value="89" calcext:value-type="float">
            <text:p>8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7" table:formula="of:=[.F62] * 10 - RANDBETWEEN(-4;4)" office:value-type="float" office:value="46" calcext:value-type="float">
            <text:p>46</text:p>
          </table:table-cell>
          <table:table-cell table:style-name="ce8" table:formula="of:=ROUND( (['b - Armes'.C62]*1.5) + RANDBETWEEN(0;10) )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7" table:formula="of:=[.F63] * 10 - RANDBETWEEN(-4;4)" office:value-type="float" office:value="46" calcext:value-type="float">
            <text:p>46</text:p>
          </table:table-cell>
          <table:table-cell table:style-name="ce8" table:formula="of:=ROUND( (['b - Armes'.C63]*1.5) + RANDBETWEEN(0;10) )" office:value-type="float" office:value="74" calcext:value-type="float">
            <text:p>7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64])" office:value-type="string" office:string-value="C'est un epée immense" calcext:value-type="string">
            <text:p>C'est un epée immense</text:p>
          </table:table-cell>
          <table:table-cell table:style-name="ce17" table:formula="of:=[.F64] * 10 - RANDBETWEEN(-4;4)" office:value-type="float" office:value="61" calcext:value-type="float">
            <text:p>61</text:p>
          </table:table-cell>
          <table:table-cell table:style-name="ce8" table:formula="of:=ROUND( (['b - Armes'.C64]*1.5) + RANDBETWEEN(0;10) )" office:value-type="float" office:value="95" calcext:value-type="float">
            <text:p>9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65])" office:value-type="string" office:string-value="C'est un epée batarde" calcext:value-type="string">
            <text:p>C'est un epée batarde</text:p>
          </table:table-cell>
          <table:table-cell table:style-name="ce17" table:formula="of:=[.F65] * 10 - RANDBETWEEN(-4;4)" office:value-type="float" office:value="58" calcext:value-type="float">
            <text:p>58</text:p>
          </table:table-cell>
          <table:table-cell table:style-name="ce8" table:formula="of:=ROUND( (['b - Armes'.C65]*1.5) + RANDBETWEEN(0;10) )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66])" office:value-type="string" office:string-value="C'est un rapière" calcext:value-type="string">
            <text:p>C'est un rapière</text:p>
          </table:table-cell>
          <table:table-cell table:style-name="ce17" table:formula="of:=[.F66] * 10 - RANDBETWEEN(-4;4)" office:value-type="float" office:value="59" calcext:value-type="float">
            <text:p>59</text:p>
          </table:table-cell>
          <table:table-cell table:style-name="ce8" table:formula="of:=ROUND( (['b - Armes'.C66]*1.5) + RANDBETWEEN(0;10) )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67])" office:value-type="string" office:string-value="C'est un glaive en or" calcext:value-type="string">
            <text:p>C'est un glaive en or</text:p>
          </table:table-cell>
          <table:table-cell table:style-name="ce17" table:formula="of:=[.F67] * 10 - RANDBETWEEN(-4;4)" office:value-type="float" office:value="62" calcext:value-type="float">
            <text:p>62</text:p>
          </table:table-cell>
          <table:table-cell table:style-name="ce8" table:formula="of:=ROUND( (['b - Armes'.C67]*1.5) + RANDBETWEEN(0;10) )" office:value-type="float" office:value="93" calcext:value-type="float">
            <text:p>9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68])" office:value-type="string" office:string-value="C'est un lame incurvée" calcext:value-type="string">
            <text:p>C'est un lame incurvée</text:p>
          </table:table-cell>
          <table:table-cell table:style-name="ce17" table:formula="of:=[.F68] * 10 - RANDBETWEEN(-4;4)" office:value-type="float" office:value="58" calcext:value-type="float">
            <text:p>58</text:p>
          </table:table-cell>
          <table:table-cell table:style-name="ce8" table:formula="of:=ROUND( (['b - Armes'.C68]*1.5) + RANDBETWEEN(0;10) )" office:value-type="float" office:value="92" calcext:value-type="float">
            <text:p>9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69])" office:value-type="string" office:string-value="C'est un ceste" calcext:value-type="string">
            <text:p>C'est un ceste</text:p>
          </table:table-cell>
          <table:table-cell table:style-name="ce17" table:formula="of:=[.F69] * 10 - RANDBETWEEN(-4;4)" office:value-type="float" office:value="61" calcext:value-type="float">
            <text:p>61</text:p>
          </table:table-cell>
          <table:table-cell table:style-name="ce8" table:formula="of:=ROUND( (['b - Armes'.C69]*1.5) + RANDBETWEEN(0;10) )" office:value-type="float" office:value="99" calcext:value-type="float">
            <text:p>9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7" table:formula="of:=[.F70] * 10 - RANDBETWEEN(-4;4)" office:value-type="float" office:value="62" calcext:value-type="float">
            <text:p>62</text:p>
          </table:table-cell>
          <table:table-cell table:style-name="ce8" table:formula="of:=ROUND( (['b - Armes'.C70]*1.5) + RANDBETWEEN(0;10) )" office:value-type="float" office:value="94" calcext:value-type="float">
            <text:p>9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7" table:formula="of:=[.F71] * 10 - RANDBETWEEN(-4;4)" office:value-type="float" office:value="57" calcext:value-type="float">
            <text:p>57</text:p>
          </table:table-cell>
          <table:table-cell table:style-name="ce8" table:formula="of:=ROUND( (['b - Armes'.C71]*1.5) + RANDBETWEEN(0;10) )" office:value-type="float" office:value="90" calcext:value-type="float">
            <text:p>9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72] * 10 - RANDBETWEEN(-4;4)" office:value-type="float" office:value="62" calcext:value-type="float">
            <text:p>62</text:p>
          </table:table-cell>
          <table:table-cell table:style-name="ce8" table:formula="of:=ROUND( (['b - Armes'.C72]*1.5) + RANDBETWEEN(0;10) )" office:value-type="float" office:value="94" calcext:value-type="float">
            <text:p>9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7" table:formula="of:=[.F73] * 10 - RANDBETWEEN(-4;4)" office:value-type="float" office:value="58" calcext:value-type="float">
            <text:p>58</text:p>
          </table:table-cell>
          <table:table-cell table:style-name="ce8" table:formula="of:=ROUND( (['b - Armes'.C73]*1.5) + RANDBETWEEN(0;10) )" office:value-type="float" office:value="95" calcext:value-type="float">
            <text:p>9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7" table:formula="of:=[.F74] * 10 - RANDBETWEEN(-4;4)" office:value-type="float" office:value="60" calcext:value-type="float">
            <text:p>60</text:p>
          </table:table-cell>
          <table:table-cell table:style-name="ce8" table:formula="of:=ROUND( (['b - Armes'.C74]*1.5) + RANDBETWEEN(0;10) )" office:value-type="float" office:value="94" calcext:value-type="float">
            <text:p>9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7" table:formula="of:=[.F75] * 10 - RANDBETWEEN(-4;4)" office:value-type="float" office:value="61" calcext:value-type="float">
            <text:p>61</text:p>
          </table:table-cell>
          <table:table-cell table:style-name="ce8" table:formula="of:=ROUND( (['b - Armes'.C75]*1.5) + RANDBETWEEN(0;10) )" office:value-type="float" office:value="101" calcext:value-type="float">
            <text:p>10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76])" office:value-type="string" office:string-value="C'est un lance en acier" calcext:value-type="string">
            <text:p>C'est un lance en acier</text:p>
          </table:table-cell>
          <table:table-cell table:style-name="ce17" table:formula="of:=[.F76] * 10 - RANDBETWEEN(-4;4)" office:value-type="float" office:value="66" calcext:value-type="float">
            <text:p>66</text:p>
          </table:table-cell>
          <table:table-cell table:style-name="ce8" table:formula="of:=ROUND( (['b - Armes'.C76]*1.5) + RANDBETWEEN(0;10) )" office:value-type="float" office:value="103" calcext:value-type="float">
            <text:p>10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77])" office:value-type="string" office:string-value="C'est un marteau de guerre" calcext:value-type="string">
            <text:p>C'est un marteau de guerre</text:p>
          </table:table-cell>
          <table:table-cell table:style-name="ce17" table:formula="of:=[.F77] * 10 - RANDBETWEEN(-4;4)" office:value-type="float" office:value="72" calcext:value-type="float">
            <text:p>72</text:p>
          </table:table-cell>
          <table:table-cell table:style-name="ce8" table:formula="of:=ROUND( (['b - Armes'.C77]*1.5) + RANDBETWEEN(0;10) )" office:value-type="float" office:value="110" calcext:value-type="float">
            <text:p>11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78])" office:value-type="string" office:string-value="C'est un double hache" calcext:value-type="string">
            <text:p>C'est un double hache</text:p>
          </table:table-cell>
          <table:table-cell table:style-name="ce17" table:formula="of:=[.F78] * 10 - RANDBETWEEN(-4;4)" office:value-type="float" office:value="73" calcext:value-type="float">
            <text:p>73</text:p>
          </table:table-cell>
          <table:table-cell table:style-name="ce8" table:formula="of:=ROUND( (['b - Armes'.C78]*1.5) + RANDBETWEEN(0;10) )" office:value-type="float" office:value="118" calcext:value-type="float">
            <text:p>1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79])" office:value-type="string" office:string-value="C'est un trident" calcext:value-type="string">
            <text:p>C'est un trident</text:p>
          </table:table-cell>
          <table:table-cell table:style-name="ce17" table:formula="of:=[.F79] * 10 - RANDBETWEEN(-4;4)" office:value-type="float" office:value="71" calcext:value-type="float">
            <text:p>71</text:p>
          </table:table-cell>
          <table:table-cell table:style-name="ce8" table:formula="of:=ROUND( (['b - Armes'.C79]*1.5) + RANDBETWEEN(0;10) )" office:value-type="float" office:value="116" calcext:value-type="float">
            <text:p>1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80])" office:value-type="string" office:string-value="C'est un coutelas" calcext:value-type="string">
            <text:p>C'est un coutelas</text:p>
          </table:table-cell>
          <table:table-cell table:style-name="ce17" table:formula="of:=[.F80] * 10 - RANDBETWEEN(-4;4)" office:value-type="float" office:value="66" calcext:value-type="float">
            <text:p>66</text:p>
          </table:table-cell>
          <table:table-cell table:style-name="ce8" table:formula="of:=ROUND( (['b - Armes'.C80]*1.5) + RANDBETWEEN(0;10) )" office:value-type="float" office:value="104" calcext:value-type="float">
            <text:p>10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81])" office:value-type="string" office:string-value="C'est un massue immense" calcext:value-type="string">
            <text:p>C'est un massue immense</text:p>
          </table:table-cell>
          <table:table-cell table:style-name="ce17" table:formula="of:=[.F81] * 10 - RANDBETWEEN(-4;4)" office:value-type="float" office:value="72" calcext:value-type="float">
            <text:p>72</text:p>
          </table:table-cell>
          <table:table-cell table:style-name="ce8" table:formula="of:=ROUND( (['b - Armes'.C81]*1.5) + RANDBETWEEN(0;10) )" office:value-type="float" office:value="112" calcext:value-type="float">
            <text:p>11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7" table:formula="of:=[.F82] * 10 - RANDBETWEEN(-4;4)" office:value-type="float" office:value="68" calcext:value-type="float">
            <text:p>68</text:p>
          </table:table-cell>
          <table:table-cell table:style-name="ce8" table:formula="of:=ROUND( (['b - Armes'.C82]*1.5) + RANDBETWEEN(0;10) )" office:value-type="float" office:value="103" calcext:value-type="float">
            <text:p>10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7" table:formula="of:=[.F83] * 10 - RANDBETWEEN(-4;4)" office:value-type="float" office:value="71" calcext:value-type="float">
            <text:p>71</text:p>
          </table:table-cell>
          <table:table-cell table:style-name="ce8" table:formula="of:=ROUND( (['b - Armes'.C83]*1.5) + RANDBETWEEN(0;10) )" office:value-type="float" office:value="109" calcext:value-type="float">
            <text:p>10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7" table:formula="of:=[.F84] * 10 - RANDBETWEEN(-4;4)" office:value-type="float" office:value="71" calcext:value-type="float">
            <text:p>71</text:p>
          </table:table-cell>
          <table:table-cell table:style-name="ce8" table:formula="of:=ROUND( (['b - Armes'.C84]*1.5) + RANDBETWEEN(0;10) )" office:value-type="float" office:value="109" calcext:value-type="float">
            <text:p>10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7" table:formula="of:=[.F85] * 10 - RANDBETWEEN(-4;4)" office:value-type="float" office:value="67" calcext:value-type="float">
            <text:p>67</text:p>
          </table:table-cell>
          <table:table-cell table:style-name="ce8" table:formula="of:=ROUND( (['b - Armes'.C85]*1.5) + RANDBETWEEN(0;10) )" office:value-type="float" office:value="103" calcext:value-type="float">
            <text:p>10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7" table:formula="of:=[.F86] * 10 - RANDBETWEEN(-4;4)" office:value-type="float" office:value="67" calcext:value-type="float">
            <text:p>67</text:p>
          </table:table-cell>
          <table:table-cell table:style-name="ce8" table:formula="of:=ROUND( (['b - Armes'.C86]*1.5) + RANDBETWEEN(0;10) )" office:value-type="float" office:value="108" calcext:value-type="float">
            <text:p>10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7" table:formula="of:=[.F87] * 10 - RANDBETWEEN(-4;4)" office:value-type="float" office:value="68" calcext:value-type="float">
            <text:p>68</text:p>
          </table:table-cell>
          <table:table-cell table:style-name="ce8" table:formula="of:=ROUND( (['b - Armes'.C87]*1.5) + RANDBETWEEN(0;10) )" office:value-type="float" office:value="112" calcext:value-type="float">
            <text:p>11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88])" office:value-type="string" office:string-value="C'est un epée immense" calcext:value-type="string">
            <text:p>C'est un epée immense</text:p>
          </table:table-cell>
          <table:table-cell table:style-name="ce17" table:formula="of:=[.F88] * 10 - RANDBETWEEN(-4;4)" office:value-type="float" office:value="76" calcext:value-type="float">
            <text:p>76</text:p>
          </table:table-cell>
          <table:table-cell table:style-name="ce8" table:formula="of:=ROUND( (['b - Armes'.C88]*1.5) + RANDBETWEEN(0;10) )" office:value-type="float" office:value="121" calcext:value-type="float">
            <text:p>12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89])" office:value-type="string" office:string-value="C'est un epée batarde" calcext:value-type="string">
            <text:p>C'est un epée batarde</text:p>
          </table:table-cell>
          <table:table-cell table:style-name="ce17" table:formula="of:=[.F89] * 10 - RANDBETWEEN(-4;4)" office:value-type="float" office:value="79" calcext:value-type="float">
            <text:p>79</text:p>
          </table:table-cell>
          <table:table-cell table:style-name="ce8" table:formula="of:=ROUND( (['b - Armes'.C89]*1.5) + RANDBETWEEN(0;10) )" office:value-type="float" office:value="120" calcext:value-type="float">
            <text:p>1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90])" office:value-type="string" office:string-value="C'est un rapière" calcext:value-type="string">
            <text:p>C'est un rapière</text:p>
          </table:table-cell>
          <table:table-cell table:style-name="ce17" table:formula="of:=[.F90] * 10 - RANDBETWEEN(-4;4)" office:value-type="float" office:value="82" calcext:value-type="float">
            <text:p>82</text:p>
          </table:table-cell>
          <table:table-cell table:style-name="ce8" table:formula="of:=ROUND( (['b - Armes'.C90]*1.5) + RANDBETWEEN(0;10) )" office:value-type="float" office:value="129" calcext:value-type="float">
            <text:p>12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91])" office:value-type="string" office:string-value="C'est un glaive en or" calcext:value-type="string">
            <text:p>C'est un glaive en or</text:p>
          </table:table-cell>
          <table:table-cell table:style-name="ce17" table:formula="of:=[.F91] * 10 - RANDBETWEEN(-4;4)" office:value-type="float" office:value="76" calcext:value-type="float">
            <text:p>76</text:p>
          </table:table-cell>
          <table:table-cell table:style-name="ce8" table:formula="of:=ROUND( (['b - Armes'.C91]*1.5) + RANDBETWEEN(0;10) )" office:value-type="float" office:value="119" calcext:value-type="float">
            <text:p>11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92])" office:value-type="string" office:string-value="C'est un lame incurvée" calcext:value-type="string">
            <text:p>C'est un lame incurvée</text:p>
          </table:table-cell>
          <table:table-cell table:style-name="ce17" table:formula="of:=[.F92] * 10 - RANDBETWEEN(-4;4)" office:value-type="float" office:value="83" calcext:value-type="float">
            <text:p>83</text:p>
          </table:table-cell>
          <table:table-cell table:style-name="ce8" table:formula="of:=ROUND( (['b - Armes'.C92]*1.5) + RANDBETWEEN(0;10) )" office:value-type="float" office:value="127" calcext:value-type="float">
            <text:p>12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93])" office:value-type="string" office:string-value="C'est un ceste" calcext:value-type="string">
            <text:p>C'est un ceste</text:p>
          </table:table-cell>
          <table:table-cell table:style-name="ce17" table:formula="of:=[.F93] * 10 - RANDBETWEEN(-4;4)" office:value-type="float" office:value="84" calcext:value-type="float">
            <text:p>84</text:p>
          </table:table-cell>
          <table:table-cell table:style-name="ce8" table:formula="of:=ROUND( (['b - Armes'.C93]*1.5) + RANDBETWEEN(0;10) )" office:value-type="float" office:value="127" calcext:value-type="float">
            <text:p>12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ielle arquebuse</text:p>
          </table:table-cell>
          <table:table-cell table:style-name="ce4"/>
          <table:table-cell table:style-name="ce17" table:formula="of:=[.F94] * 10 - RANDBETWEEN(-4;4)" office:value-type="float" office:value="76" calcext:value-type="float">
            <text:p>76</text:p>
          </table:table-cell>
          <table:table-cell table:style-name="ce8" table:formula="of:=ROUND( (['b - Armes'.C94]*1.5) + RANDBETWEEN(0;10) )" office:value-type="float" office:value="119" calcext:value-type="float">
            <text:p>11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etite arquebuse</text:p>
          </table:table-cell>
          <table:table-cell table:style-name="ce4"/>
          <table:table-cell table:style-name="ce17" table:formula="of:=[.F95] * 10 - RANDBETWEEN(-4;4)" office:value-type="float" office:value="81" calcext:value-type="float">
            <text:p>81</text:p>
          </table:table-cell>
          <table:table-cell table:style-name="ce8" table:formula="of:=ROUND( (['b - Armes'.C95]*1.5) + RANDBETWEEN(0;10) )" office:value-type="float" office:value="128" calcext:value-type="float">
            <text:p>12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7" table:formula="of:=[.F96] * 10 - RANDBETWEEN(-4;4)" office:value-type="float" office:value="76" calcext:value-type="float">
            <text:p>76</text:p>
          </table:table-cell>
          <table:table-cell table:style-name="ce8" table:formula="of:=ROUND( (['b - Armes'.C96]*1.5) + RANDBETWEEN(0;10) )" office:value-type="float" office:value="124" calcext:value-type="float">
            <text:p>1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7" table:formula="of:=[.F97] * 10 - RANDBETWEEN(-4;4)" office:value-type="float" office:value="77" calcext:value-type="float">
            <text:p>77</text:p>
          </table:table-cell>
          <table:table-cell table:style-name="ce8" table:formula="of:=ROUND( (['b - Armes'.C97]*1.5) + RANDBETWEEN(0;10) )" office:value-type="float" office:value="117" calcext:value-type="float">
            <text:p>11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7" table:formula="of:=[.F98] * 10 - RANDBETWEEN(-4;4)" office:value-type="float" office:value="82" calcext:value-type="float">
            <text:p>82</text:p>
          </table:table-cell>
          <table:table-cell table:style-name="ce8" table:formula="of:=ROUND( (['b - Armes'.C98]*1.5) + RANDBETWEEN(0;10) )" office:value-type="float" office:value="131" calcext:value-type="float">
            <text:p>13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7" table:formula="of:=[.F99] * 10 - RANDBETWEEN(-4;4)" office:value-type="float" office:value="77" calcext:value-type="float">
            <text:p>77</text:p>
          </table:table-cell>
          <table:table-cell table:style-name="ce8" table:formula="of:=ROUND( (['b - Armes'.C99]*1.5) + RANDBETWEEN(0;10) )" office:value-type="float" office:value="122" calcext:value-type="float">
            <text:p>12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100])" office:value-type="string" office:string-value="C'est un lance en acier" calcext:value-type="string">
            <text:p>C'est un lance en acier</text:p>
          </table:table-cell>
          <table:table-cell table:style-name="ce17" table:formula="of:=[.F100] * 10 - RANDBETWEEN(-4;4)" office:value-type="float" office:value="90" calcext:value-type="float">
            <text:p>90</text:p>
          </table:table-cell>
          <table:table-cell table:style-name="ce8" table:formula="of:=ROUND( (['b - Armes'.C100]*1.5) + RANDBETWEEN(0;10) )" office:value-type="float" office:value="140" calcext:value-type="float">
            <text:p>14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101])" office:value-type="string" office:string-value="C'est un marteau de guerre" calcext:value-type="string">
            <text:p>C'est un marteau de guerre</text:p>
          </table:table-cell>
          <table:table-cell table:style-name="ce17" table:formula="of:=[.F101] * 10 - RANDBETWEEN(-4;4)" office:value-type="float" office:value="89" calcext:value-type="float">
            <text:p>89</text:p>
          </table:table-cell>
          <table:table-cell table:style-name="ce8" table:formula="of:=ROUND( (['b - Armes'.C101]*1.5) + RANDBETWEEN(0;10) )" office:value-type="float" office:value="135" calcext:value-type="float">
            <text:p>13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102])" office:value-type="string" office:string-value="C'est un double hache" calcext:value-type="string">
            <text:p>C'est un double hache</text:p>
          </table:table-cell>
          <table:table-cell table:style-name="ce17" table:formula="of:=[.F102] * 10 - RANDBETWEEN(-4;4)" office:value-type="float" office:value="92" calcext:value-type="float">
            <text:p>92</text:p>
          </table:table-cell>
          <table:table-cell table:style-name="ce8" table:formula="of:=ROUND( (['b - Armes'.C102]*1.5) + RANDBETWEEN(0;10) )" office:value-type="float" office:value="143" calcext:value-type="float">
            <text:p>14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103])" office:value-type="string" office:string-value="C'est un trident" calcext:value-type="string">
            <text:p>C'est un trident</text:p>
          </table:table-cell>
          <table:table-cell table:style-name="ce17" table:formula="of:=[.F103] * 10 - RANDBETWEEN(-4;4)" office:value-type="float" office:value="91" calcext:value-type="float">
            <text:p>91</text:p>
          </table:table-cell>
          <table:table-cell table:style-name="ce8" table:formula="of:=ROUND( (['b - Armes'.C103]*1.5) + RANDBETWEEN(0;10) )" office:value-type="float" office:value="140" calcext:value-type="float">
            <text:p>14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104])" office:value-type="string" office:string-value="C'est un coutelas" calcext:value-type="string">
            <text:p>C'est un coutelas</text:p>
          </table:table-cell>
          <table:table-cell table:style-name="ce17" table:formula="of:=[.F104] * 10 - RANDBETWEEN(-4;4)" office:value-type="float" office:value="86" calcext:value-type="float">
            <text:p>86</text:p>
          </table:table-cell>
          <table:table-cell table:style-name="ce8" table:formula="of:=ROUND( (['b - Armes'.C104]*1.5) + RANDBETWEEN(0;10) )" office:value-type="float" office:value="135" calcext:value-type="float">
            <text:p>13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105])" office:value-type="string" office:string-value="C'est un massue immense" calcext:value-type="string">
            <text:p>C'est un massue immense</text:p>
          </table:table-cell>
          <table:table-cell table:style-name="ce17" table:formula="of:=[.F105] * 10 - RANDBETWEEN(-4;4)" office:value-type="float" office:value="94" calcext:value-type="float">
            <text:p>94</text:p>
          </table:table-cell>
          <table:table-cell table:style-name="ce8" table:formula="of:=ROUND( (['b - Armes'.C105]*1.5) + RANDBETWEEN(0;10) )" office:value-type="float" office:value="141" calcext:value-type="float">
            <text:p>1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quebuse de soldat</text:p>
          </table:table-cell>
          <table:table-cell table:style-name="ce4"/>
          <table:table-cell table:style-name="ce17" table:formula="of:=[.F106] * 10 - RANDBETWEEN(-4;4)" office:value-type="float" office:value="86" calcext:value-type="float">
            <text:p>86</text:p>
          </table:table-cell>
          <table:table-cell table:style-name="ce8" table:formula="of:=ROUND( (['b - Armes'.C106]*1.5) + RANDBETWEEN(0;10) )" office:value-type="float" office:value="135" calcext:value-type="float">
            <text:p>13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Couleuvrine de marin</text:p>
          </table:table-cell>
          <table:table-cell table:style-name="ce4"/>
          <table:table-cell table:style-name="ce17" table:formula="of:=[.F107] * 10 - RANDBETWEEN(-4;4)" office:value-type="float" office:value="87" calcext:value-type="float">
            <text:p>87</text:p>
          </table:table-cell>
          <table:table-cell table:style-name="ce8" table:formula="of:=ROUND( (['b - Armes'.C107]*1.5) + RANDBETWEEN(0;10) )" office:value-type="float" office:value="137" calcext:value-type="float">
            <text:p>13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Arquebuse de marin</text:p>
          </table:table-cell>
          <table:table-cell table:style-name="ce4"/>
          <table:table-cell table:style-name="ce17" table:formula="of:=[.F108] * 10 - RANDBETWEEN(-4;4)" office:value-type="float" office:value="87" calcext:value-type="float">
            <text:p>87</text:p>
          </table:table-cell>
          <table:table-cell table:style-name="ce8" table:formula="of:=ROUND( (['b - Armes'.C108]*1.5) + RANDBETWEEN(0;10) )" office:value-type="float" office:value="136" calcext:value-type="float">
            <text:p>13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7" table:formula="of:=[.F109] * 10 - RANDBETWEEN(-4;4)" office:value-type="float" office:value="93" calcext:value-type="float">
            <text:p>93</text:p>
          </table:table-cell>
          <table:table-cell table:style-name="ce8" table:formula="of:=ROUND( (['b - Armes'.C109]*1.5) + RANDBETWEEN(0;10) )" office:value-type="float" office:value="145" calcext:value-type="float">
            <text:p>14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Couleuvrine de soldat</text:p>
          </table:table-cell>
          <table:table-cell table:style-name="ce4"/>
          <table:table-cell table:style-name="ce17" table:formula="of:=[.F110] * 10 - RANDBETWEEN(-4;4)" office:value-type="float" office:value="88" calcext:value-type="float">
            <text:p>88</text:p>
          </table:table-cell>
          <table:table-cell table:style-name="ce8" table:formula="of:=ROUND( (['b - Armes'.C110]*1.5) + RANDBETWEEN(0;10) )" office:value-type="float" office:value="138" calcext:value-type="float">
            <text:p>1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Arquebuse puissante</text:p>
          </table:table-cell>
          <table:table-cell table:style-name="ce4"/>
          <table:table-cell table:style-name="ce17" table:formula="of:=[.F111] * 10 - RANDBETWEEN(-4;4)" office:value-type="float" office:value="88" calcext:value-type="float">
            <text:p>88</text:p>
          </table:table-cell>
          <table:table-cell table:style-name="ce8" table:formula="of:=ROUND( (['b - Armes'.C111]*1.5) + RANDBETWEEN(0;10) )" office:value-type="float" office:value="138" calcext:value-type="float">
            <text:p>1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du roi pirate</text:p>
          </table:table-cell>
          <table:table-cell table:style-name="ce4" table:formula="of:=T(&quot;C'est un &quot;) &amp; LOWER(['b - Armes'.A112])" office:value-type="string" office:string-value="C'est un epée du roi pirate" calcext:value-type="string">
            <text:p>C'est un epée du roi pirate</text:p>
          </table:table-cell>
          <table:table-cell table:style-name="ce17" table:formula="of:=[.F112] * 10 - RANDBETWEEN(-4;4)" office:value-type="float" office:value="97" calcext:value-type="float">
            <text:p>97</text:p>
          </table:table-cell>
          <table:table-cell table:style-name="ce8" table:formula="of:=ROUND( (['b - Armes'.C112]*1.5) + RANDBETWEEN(0;10) )" office:value-type="float" office:value="152" calcext:value-type="float">
            <text:p>15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stolet du roi pirate</text:p>
          </table:table-cell>
          <table:table-cell table:style-name="ce4" table:formula="of:=T(&quot;C'est un &quot;) &amp; LOWER(['b - Armes'.A113])" office:value-type="string" office:string-value="C'est un pistolet du roi pirate" calcext:value-type="string">
            <text:p>C'est un pistolet du roi pirate</text:p>
          </table:table-cell>
          <table:table-cell table:style-name="ce17" table:formula="of:=[.F113] * 10 - RANDBETWEEN(-4;4)" office:value-type="float" office:value="98" calcext:value-type="float">
            <text:p>98</text:p>
          </table:table-cell>
          <table:table-cell table:style-name="ce8" table:formula="of:=ROUND( (['b - Armes'.C113]*1.5) + RANDBETWEEN(0;10) )" office:value-type="float" office:value="152" calcext:value-type="float">
            <text:p>15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 table:number-rows-repeated="7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4" table:number-rows-repeated="1048455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c - Vêtement" table:style-name="ta1">
        <table:table-column table:style-name="co16" table:default-cell-style-name="Default"/>
        <table:table-column table:style-name="co9" table:number-columns-repeated="5" table:default-cell-style-name="Default"/>
        <table:table-column table:style-name="co7" table:default-cell-style-name="Default"/>
        <table:table-row table:style-name="ro7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5">
          <table:table-cell table:style-name="ce2" office:value-type="string" calcext:value-type="string">
            <text:p>Marcel</text:p>
          </table:table-cell>
          <table:table-cell table:style-name="ce4" table:formula="of:=T(&quot;C'est un &quot;) &amp; LOWER(['c - Vêtement'.A2])" office:value-type="string" office:string-value="C'est un marcel" calcext:value-type="string">
            <text:p>C'est un marcel</text:p>
          </table:table-cell>
          <table:table-cell table:style-name="ce17" table:formula="of:=[.F2] * 10 - RANDBETWEEN(-4;4)" office:value-type="float" office:value="8" calcext:value-type="float">
            <text:p>8</text:p>
          </table:table-cell>
          <table:table-cell table:style-name="ce8" table:formula="of:=ROUND( (['c - Vêtement'.C2]*1.5) + RANDBETWEEN(0;10) )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Toge en tissu</text:p>
          </table:table-cell>
          <table:table-cell table:style-name="ce4" table:formula="of:=T(&quot;C'est un &quot;) &amp; LOWER(['c - Vêtement'.A3])" office:value-type="string" office:string-value="C'est un toge en tissu" calcext:value-type="string">
            <text:p>C'est un toge en tissu</text:p>
          </table:table-cell>
          <table:table-cell table:style-name="ce17" table:formula="of:=[.F3] * 10 - RANDBETWEEN(-4;4)" office:value-type="float" office:value="8" calcext:value-type="float">
            <text:p>8</text:p>
          </table:table-cell>
          <table:table-cell table:style-name="ce8" table:formula="of:=ROUND( (['c - Vêtement'.C3]*1.5) + RANDBETWEEN(0;10) )" office:value-type="float" office:value="17" calcext:value-type="float">
            <text:p>1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Habit de paysan</text:p>
          </table:table-cell>
          <table:table-cell table:style-name="ce4" table:formula="of:=T(&quot;C'est un &quot;) &amp; LOWER(['c - Vêtement'.A4])" office:value-type="string" office:string-value="C'est un habit de paysan" calcext:value-type="string">
            <text:p>C'est un habit de paysan</text:p>
          </table:table-cell>
          <table:table-cell table:style-name="ce17" table:formula="of:=[.F4] * 10 - RANDBETWEEN(-4;4)" office:value-type="float" office:value="13" calcext:value-type="float">
            <text:p>13</text:p>
          </table:table-cell>
          <table:table-cell table:style-name="ce8" table:formula="of:=ROUND( (['c - Vêtement'.C4]*1.5) + RANDBETWEEN(0;10) )" office:value-type="float" office:value="27" calcext:value-type="float">
            <text:p>2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Tenue de voyageur</text:p>
          </table:table-cell>
          <table:table-cell table:style-name="ce4" table:formula="of:=T(&quot;C'est un &quot;) &amp; LOWER(['c - Vêtement'.A5])" office:value-type="string" office:string-value="C'est un tenue de voyageur" calcext:value-type="string">
            <text:p>C'est un tenue de voyageur</text:p>
          </table:table-cell>
          <table:table-cell table:style-name="ce17" table:formula="of:=[.F5] * 10 - RANDBETWEEN(-4;4)" office:value-type="float" office:value="9" calcext:value-type="float">
            <text:p>9</text:p>
          </table:table-cell>
          <table:table-cell table:style-name="ce8" table:formula="of:=ROUND( (['c - Vêtement'.C5]*1.5) + RANDBETWEEN(0;10) )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Fourrure</text:p>
          </table:table-cell>
          <table:table-cell table:style-name="ce4" table:formula="of:=T(&quot;C'est un &quot;) &amp; LOWER(['c - Vêtement'.A6])" office:value-type="string" office:string-value="C'est un fourrure" calcext:value-type="string">
            <text:p>C'est un fourrure</text:p>
          </table:table-cell>
          <table:table-cell table:style-name="ce17" table:formula="of:=[.F6] * 10 - RANDBETWEEN(-4;4)" office:value-type="float" office:value="11" calcext:value-type="float">
            <text:p>11</text:p>
          </table:table-cell>
          <table:table-cell table:style-name="ce8" table:formula="of:=ROUND( (['c - Vêtement'.C6]*1.5) + RANDBETWEEN(0;10) )" office:value-type="float" office:value="18" calcext:value-type="float">
            <text:p>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Salopette</text:p>
          </table:table-cell>
          <table:table-cell table:style-name="ce4" table:formula="of:=T(&quot;C'est un &quot;) &amp; LOWER(['c - Vêtement'.A7])" office:value-type="string" office:string-value="C'est un salopette" calcext:value-type="string">
            <text:p>C'est un salopette</text:p>
          </table:table-cell>
          <table:table-cell table:style-name="ce17" table:formula="of:=[.F7] * 10 - RANDBETWEEN(-4;4)" office:value-type="float" office:value="6" calcext:value-type="float">
            <text:p>6</text:p>
          </table:table-cell>
          <table:table-cell table:style-name="ce8" table:formula="of:=ROUND( (['c - Vêtement'.C7]*1.5) + RANDBETWEEN(0;10) )" office:value-type="float" office:value="17" calcext:value-type="float">
            <text:p>1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8])" office:value-type="string" office:string-value="C'est un chemise de maille" calcext:value-type="string">
            <text:p>C'est un chemise de maille</text:p>
          </table:table-cell>
          <table:table-cell table:style-name="ce17" table:formula="of:=[.F8] * 10 - RANDBETWEEN(-4;4)" office:value-type="float" office:value="18" calcext:value-type="float">
            <text:p>18</text:p>
          </table:table-cell>
          <table:table-cell table:style-name="ce8" table:formula="of:=ROUND( (['c - Vêtement'.C8]*1.5) + RANDBETWEEN(0;10) )" office:value-type="float" office:value="31" calcext:value-type="float">
            <text:p>3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9])" office:value-type="string" office:string-value="C'est un armure de parade" calcext:value-type="string">
            <text:p>C'est un armure de parade</text:p>
          </table:table-cell>
          <table:table-cell table:style-name="ce17" table:formula="of:=[.F9] * 10 - RANDBETWEEN(-4;4)" office:value-type="float" office:value="22" calcext:value-type="float">
            <text:p>22</text:p>
          </table:table-cell>
          <table:table-cell table:style-name="ce8" table:formula="of:=ROUND( (['c - Vêtement'.C9]*1.5) + RANDBETWEEN(0;10) )" office:value-type="float" office:value="39" calcext:value-type="float">
            <text:p>3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10])" office:value-type="string" office:string-value="C'est un armure de bois" calcext:value-type="string">
            <text:p>C'est un armure de bois</text:p>
          </table:table-cell>
          <table:table-cell table:style-name="ce17" table:formula="of:=[.F10] * 10 - RANDBETWEEN(-4;4)" office:value-type="float" office:value="24" calcext:value-type="float">
            <text:p>24</text:p>
          </table:table-cell>
          <table:table-cell table:style-name="ce8" table:formula="of:=ROUND( (['c - Vêtement'.C10]*1.5) + RANDBETWEEN(0;10) )" office:value-type="float" office:value="40" calcext:value-type="float">
            <text:p>4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11])" office:value-type="string" office:string-value="C'est un cuirasse rouillée" calcext:value-type="string">
            <text:p>C'est un cuirasse rouillée</text:p>
          </table:table-cell>
          <table:table-cell table:style-name="ce17" table:formula="of:=[.F11] * 10 - RANDBETWEEN(-4;4)" office:value-type="float" office:value="20" calcext:value-type="float">
            <text:p>20</text:p>
          </table:table-cell>
          <table:table-cell table:style-name="ce8" table:formula="of:=ROUND( (['c - Vêtement'.C11]*1.5) + RANDBETWEEN(0;10) )" office:value-type="float" office:value="31" calcext:value-type="float">
            <text:p>3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12])" office:value-type="string" office:string-value="C'est un harnais de cuir" calcext:value-type="string">
            <text:p>C'est un harnais de cuir</text:p>
          </table:table-cell>
          <table:table-cell table:style-name="ce17" table:formula="of:=[.F12] * 10 - RANDBETWEEN(-4;4)" office:value-type="float" office:value="21" calcext:value-type="float">
            <text:p>21</text:p>
          </table:table-cell>
          <table:table-cell table:style-name="ce8" table:formula="of:=ROUND( (['c - Vêtement'.C12]*1.5) + RANDBETWEEN(0;10) )"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13])" office:value-type="string" office:string-value="C'est un veste renforcée" calcext:value-type="string">
            <text:p>C'est un veste renforcée</text:p>
          </table:table-cell>
          <table:table-cell table:style-name="ce17" table:formula="of:=[.F13] * 10 - RANDBETWEEN(-4;4)" office:value-type="float" office:value="19" calcext:value-type="float">
            <text:p>19</text:p>
          </table:table-cell>
          <table:table-cell table:style-name="ce8" table:formula="of:=ROUND( (['c - Vêtement'.C13]*1.5) + RANDBETWEEN(0;10) )" office:value-type="float" office:value="29" calcext:value-type="float">
            <text:p>2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14])" office:value-type="string" office:string-value="C'est un plastron de cuir" calcext:value-type="string">
            <text:p>C'est un plastron de cuir</text:p>
          </table:table-cell>
          <table:table-cell table:style-name="ce17" table:formula="of:=[.F14] * 10 - RANDBETWEEN(-4;4)" office:value-type="float" office:value="28" calcext:value-type="float">
            <text:p>28</text:p>
          </table:table-cell>
          <table:table-cell table:style-name="ce8" table:formula="of:=ROUND( (['c - Vêtement'.C14]*1.5) + RANDBETWEEN(0;10) )" office:value-type="float" office:value="44" calcext:value-type="float">
            <text:p>4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15])" office:value-type="string" office:string-value="C'est un tenue d'officier" calcext:value-type="string">
            <text:p>C'est un tenue d'officier</text:p>
          </table:table-cell>
          <table:table-cell table:style-name="ce17" table:formula="of:=[.F15] * 10 - RANDBETWEEN(-4;4)" office:value-type="float" office:value="26" calcext:value-type="float">
            <text:p>26</text:p>
          </table:table-cell>
          <table:table-cell table:style-name="ce8" table:formula="of:=ROUND( (['c - Vêtement'.C15]*1.5) + RANDBETWEEN(0;10) )" office:value-type="float" office:value="41" calcext:value-type="float">
            <text:p>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16])" office:value-type="string" office:string-value="C'est un habit de bandit" calcext:value-type="string">
            <text:p>C'est un habit de bandit</text:p>
          </table:table-cell>
          <table:table-cell table:style-name="ce17" table:formula="of:=[.F16] * 10 - RANDBETWEEN(-4;4)" office:value-type="float" office:value="34" calcext:value-type="float">
            <text:p>34</text:p>
          </table:table-cell>
          <table:table-cell table:style-name="ce8" table:formula="of:=ROUND( (['c - Vêtement'.C16]*1.5) + RANDBETWEEN(0;10) )" office:value-type="float" office:value="52" calcext:value-type="float">
            <text:p>5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17])" office:value-type="string" office:string-value="C'est un plastron de fer" calcext:value-type="string">
            <text:p>C'est un plastron de fer</text:p>
          </table:table-cell>
          <table:table-cell table:style-name="ce17" table:formula="of:=[.F17] * 10 - RANDBETWEEN(-4;4)" office:value-type="float" office:value="34" calcext:value-type="float">
            <text:p>34</text:p>
          </table:table-cell>
          <table:table-cell table:style-name="ce8" table:formula="of:=ROUND( (['c - Vêtement'.C17]*1.5) + RANDBETWEEN(0;10) )" office:value-type="float" office:value="61" calcext:value-type="float">
            <text:p>6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18])" office:value-type="string" office:string-value="C'est un cotte de maille" calcext:value-type="string">
            <text:p>C'est un cotte de maille</text:p>
          </table:table-cell>
          <table:table-cell table:style-name="ce17" table:formula="of:=[.F18] * 10 - RANDBETWEEN(-4;4)" office:value-type="float" office:value="28" calcext:value-type="float">
            <text:p>28</text:p>
          </table:table-cell>
          <table:table-cell table:style-name="ce8" table:formula="of:=ROUND( (['c - Vêtement'.C18]*1.5) + RANDBETWEEN(0;10) )" office:value-type="float" office:value="45" calcext:value-type="float">
            <text:p>4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19])" office:value-type="string" office:string-value="C'est un chemise de maille" calcext:value-type="string">
            <text:p>C'est un chemise de maille</text:p>
          </table:table-cell>
          <table:table-cell table:style-name="ce17" table:formula="of:=[.F19] * 10 - RANDBETWEEN(-4;4)" office:value-type="float" office:value="39" calcext:value-type="float">
            <text:p>39</text:p>
          </table:table-cell>
          <table:table-cell table:style-name="ce8" table:formula="of:=ROUND( (['c - Vêtement'.C19]*1.5) + RANDBETWEEN(0;10) )" office:value-type="float" office:value="62" calcext:value-type="float">
            <text:p>6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20])" office:value-type="string" office:string-value="C'est un armure de parade" calcext:value-type="string">
            <text:p>C'est un armure de parade</text:p>
          </table:table-cell>
          <table:table-cell table:style-name="ce17" table:formula="of:=[.F20] * 10 - RANDBETWEEN(-4;4)" office:value-type="float" office:value="44" calcext:value-type="float">
            <text:p>44</text:p>
          </table:table-cell>
          <table:table-cell table:style-name="ce8" table:formula="of:=ROUND( (['c - Vêtement'.C20]*1.5) + RANDBETWEEN(0;10) )" office:value-type="float" office:value="73" calcext:value-type="float">
            <text:p>7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21])" office:value-type="string" office:string-value="C'est un armure de bois" calcext:value-type="string">
            <text:p>C'est un armure de bois</text:p>
          </table:table-cell>
          <table:table-cell table:style-name="ce17" table:formula="of:=[.F21] * 10 - RANDBETWEEN(-4;4)" office:value-type="float" office:value="43" calcext:value-type="float">
            <text:p>43</text:p>
          </table:table-cell>
          <table:table-cell table:style-name="ce8" table:formula="of:=ROUND( (['c - Vêtement'.C21]*1.5) + RANDBETWEEN(0;10) )" office:value-type="float" office:value="69" calcext:value-type="float">
            <text:p>6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22])" office:value-type="string" office:string-value="C'est un cuirasse rouillée" calcext:value-type="string">
            <text:p>C'est un cuirasse rouillée</text:p>
          </table:table-cell>
          <table:table-cell table:style-name="ce17" table:formula="of:=[.F22] * 10 - RANDBETWEEN(-4;4)" office:value-type="float" office:value="39" calcext:value-type="float">
            <text:p>39</text:p>
          </table:table-cell>
          <table:table-cell table:style-name="ce8" table:formula="of:=ROUND( (['c - Vêtement'.C22]*1.5) + RANDBETWEEN(0;10) )" office:value-type="float" office:value="68" calcext:value-type="float">
            <text:p>6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23])" office:value-type="string" office:string-value="C'est un harnais de cuir" calcext:value-type="string">
            <text:p>C'est un harnais de cuir</text:p>
          </table:table-cell>
          <table:table-cell table:style-name="ce17" table:formula="of:=[.F23] * 10 - RANDBETWEEN(-4;4)" office:value-type="float" office:value="43" calcext:value-type="float">
            <text:p>43</text:p>
          </table:table-cell>
          <table:table-cell table:style-name="ce8" table:formula="of:=ROUND( (['c - Vêtement'.C23]*1.5) + RANDBETWEEN(0;10) )" office:value-type="float" office:value="65" calcext:value-type="float">
            <text:p>6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24])" office:value-type="string" office:string-value="C'est un veste renforcée" calcext:value-type="string">
            <text:p>C'est un veste renforcée</text:p>
          </table:table-cell>
          <table:table-cell table:style-name="ce17" table:formula="of:=[.F24] * 10 - RANDBETWEEN(-4;4)" office:value-type="float" office:value="44" calcext:value-type="float">
            <text:p>44</text:p>
          </table:table-cell>
          <table:table-cell table:style-name="ce8" table:formula="of:=ROUND( (['c - Vêtement'.C24]*1.5) + RANDBETWEEN(0;10) )" office:value-type="float" office:value="73" calcext:value-type="float">
            <text:p>7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25])" office:value-type="string" office:string-value="C'est un plastron de cuir" calcext:value-type="string">
            <text:p>C'est un plastron de cuir</text:p>
          </table:table-cell>
          <table:table-cell table:style-name="ce17" table:formula="of:=[.F25] * 10 - RANDBETWEEN(-4;4)" office:value-type="float" office:value="49" calcext:value-type="float">
            <text:p>49</text:p>
          </table:table-cell>
          <table:table-cell table:style-name="ce8" table:formula="of:=ROUND( (['c - Vêtement'.C25]*1.5) + RANDBETWEEN(0;10) )" office:value-type="float" office:value="84" calcext:value-type="float">
            <text:p>8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26])" office:value-type="string" office:string-value="C'est un tenue d'officier" calcext:value-type="string">
            <text:p>C'est un tenue d'officier</text:p>
          </table:table-cell>
          <table:table-cell table:style-name="ce17" table:formula="of:=[.F26] * 10 - RANDBETWEEN(-4;4)" office:value-type="float" office:value="54" calcext:value-type="float">
            <text:p>54</text:p>
          </table:table-cell>
          <table:table-cell table:style-name="ce8" table:formula="of:=ROUND( (['c - Vêtement'.C26]*1.5) + RANDBETWEEN(0;10) )" office:value-type="float" office:value="83" calcext:value-type="float">
            <text:p>8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27])" office:value-type="string" office:string-value="C'est un habit de bandit" calcext:value-type="string">
            <text:p>C'est un habit de bandit</text:p>
          </table:table-cell>
          <table:table-cell table:style-name="ce17" table:formula="of:=[.F27] * 10 - RANDBETWEEN(-4;4)" office:value-type="float" office:value="53" calcext:value-type="float">
            <text:p>53</text:p>
          </table:table-cell>
          <table:table-cell table:style-name="ce8" table:formula="of:=ROUND( (['c - Vêtement'.C27]*1.5) + RANDBETWEEN(0;10) )" office:value-type="float" office:value="88" calcext:value-type="float">
            <text:p>8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28])" office:value-type="string" office:string-value="C'est un plastron de fer" calcext:value-type="string">
            <text:p>C'est un plastron de fer</text:p>
          </table:table-cell>
          <table:table-cell table:style-name="ce17" table:formula="of:=[.F28] * 10 - RANDBETWEEN(-4;4)" office:value-type="float" office:value="52" calcext:value-type="float">
            <text:p>52</text:p>
          </table:table-cell>
          <table:table-cell table:style-name="ce8" table:formula="of:=ROUND( (['c - Vêtement'.C28]*1.5) + RANDBETWEEN(0;10) )" office:value-type="float" office:value="79" calcext:value-type="float">
            <text:p>7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29])" office:value-type="string" office:string-value="C'est un cotte de maille" calcext:value-type="string">
            <text:p>C'est un cotte de maille</text:p>
          </table:table-cell>
          <table:table-cell table:style-name="ce17" table:formula="of:=[.F29] * 10 - RANDBETWEEN(-4;4)" office:value-type="float" office:value="50" calcext:value-type="float">
            <text:p>50</text:p>
          </table:table-cell>
          <table:table-cell table:style-name="ce8" table:formula="of:=ROUND( (['c - Vêtement'.C29]*1.5) + RANDBETWEEN(0;10) )" office:value-type="float" office:value="75" calcext:value-type="float">
            <text:p>7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30])" office:value-type="string" office:string-value="C'est un chemise de maille" calcext:value-type="string">
            <text:p>C'est un chemise de maille</text:p>
          </table:table-cell>
          <table:table-cell table:style-name="ce17" table:formula="of:=[.F30] * 10 - RANDBETWEEN(-4;4)" office:value-type="float" office:value="59" calcext:value-type="float">
            <text:p>59</text:p>
          </table:table-cell>
          <table:table-cell table:style-name="ce8" table:formula="of:=ROUND( (['c - Vêtement'.C30]*1.5) + RANDBETWEEN(0;10) )" office:value-type="float" office:value="91" calcext:value-type="float">
            <text:p>9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31])" office:value-type="string" office:string-value="C'est un armure de parade" calcext:value-type="string">
            <text:p>C'est un armure de parade</text:p>
          </table:table-cell>
          <table:table-cell table:style-name="ce17" table:formula="of:=[.F31] * 10 - RANDBETWEEN(-4;4)" office:value-type="float" office:value="59" calcext:value-type="float">
            <text:p>59</text:p>
          </table:table-cell>
          <table:table-cell table:style-name="ce8" table:formula="of:=ROUND( (['c - Vêtement'.C31]*1.5) + RANDBETWEEN(0;10) )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32])" office:value-type="string" office:string-value="C'est un armure de bois" calcext:value-type="string">
            <text:p>C'est un armure de bois</text:p>
          </table:table-cell>
          <table:table-cell table:style-name="ce17" table:formula="of:=[.F32] * 10 - RANDBETWEEN(-4;4)" office:value-type="float" office:value="64" calcext:value-type="float">
            <text:p>64</text:p>
          </table:table-cell>
          <table:table-cell table:style-name="ce8" table:formula="of:=ROUND( (['c - Vêtement'.C32]*1.5) + RANDBETWEEN(0;10) )" office:value-type="float" office:value="103" calcext:value-type="float">
            <text:p>10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33])" office:value-type="string" office:string-value="C'est un cuirasse rouillée" calcext:value-type="string">
            <text:p>C'est un cuirasse rouillée</text:p>
          </table:table-cell>
          <table:table-cell table:style-name="ce17" table:formula="of:=[.F33] * 10 - RANDBETWEEN(-4;4)" office:value-type="float" office:value="64" calcext:value-type="float">
            <text:p>64</text:p>
          </table:table-cell>
          <table:table-cell table:style-name="ce8" table:formula="of:=ROUND( (['c - Vêtement'.C33]*1.5) + RANDBETWEEN(0;10) )" office:value-type="float" office:value="102" calcext:value-type="float">
            <text:p>10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34])" office:value-type="string" office:string-value="C'est un harnais de cuir" calcext:value-type="string">
            <text:p>C'est un harnais de cuir</text:p>
          </table:table-cell>
          <table:table-cell table:style-name="ce17" table:formula="of:=[.F34] * 10 - RANDBETWEEN(-4;4)" office:value-type="float" office:value="61" calcext:value-type="float">
            <text:p>61</text:p>
          </table:table-cell>
          <table:table-cell table:style-name="ce8" table:formula="of:=ROUND( (['c - Vêtement'.C34]*1.5) + RANDBETWEEN(0;10) )" office:value-type="float" office:value="98" calcext:value-type="float">
            <text:p>9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35])" office:value-type="string" office:string-value="C'est un veste renforcée" calcext:value-type="string">
            <text:p>C'est un veste renforcée</text:p>
          </table:table-cell>
          <table:table-cell table:style-name="ce17" table:formula="of:=[.F35] * 10 - RANDBETWEEN(-4;4)" office:value-type="float" office:value="61" calcext:value-type="float">
            <text:p>61</text:p>
          </table:table-cell>
          <table:table-cell table:style-name="ce8" table:formula="of:=ROUND( (['c - Vêtement'.C35]*1.5) + RANDBETWEEN(0;10) )" office:value-type="float" office:value="97" calcext:value-type="float">
            <text:p>9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36])" office:value-type="string" office:string-value="C'est un plastron de cuir" calcext:value-type="string">
            <text:p>C'est un plastron de cuir</text:p>
          </table:table-cell>
          <table:table-cell table:style-name="ce17" table:formula="of:=[.F36] * 10 - RANDBETWEEN(-4;4)" office:value-type="float" office:value="66" calcext:value-type="float">
            <text:p>66</text:p>
          </table:table-cell>
          <table:table-cell table:style-name="ce8" table:formula="of:=ROUND( (['c - Vêtement'.C36]*1.5) + RANDBETWEEN(0;10) )" office:value-type="float" office:value="99" calcext:value-type="float">
            <text:p>9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37])" office:value-type="string" office:string-value="C'est un tenue d'officier" calcext:value-type="string">
            <text:p>C'est un tenue d'officier</text:p>
          </table:table-cell>
          <table:table-cell table:style-name="ce17" table:formula="of:=[.F37] * 10 - RANDBETWEEN(-4;4)" office:value-type="float" office:value="73" calcext:value-type="float">
            <text:p>73</text:p>
          </table:table-cell>
          <table:table-cell table:style-name="ce8" table:formula="of:=ROUND( (['c - Vêtement'.C37]*1.5) + RANDBETWEEN(0;10) )" office:value-type="float" office:value="118" calcext:value-type="float">
            <text:p>1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38])" office:value-type="string" office:string-value="C'est un habit de bandit" calcext:value-type="string">
            <text:p>C'est un habit de bandit</text:p>
          </table:table-cell>
          <table:table-cell table:style-name="ce17" table:formula="of:=[.F38] * 10 - RANDBETWEEN(-4;4)" office:value-type="float" office:value="74" calcext:value-type="float">
            <text:p>74</text:p>
          </table:table-cell>
          <table:table-cell table:style-name="ce8" table:formula="of:=ROUND( (['c - Vêtement'.C38]*1.5) + RANDBETWEEN(0;10) )" office:value-type="float" office:value="115" calcext:value-type="float">
            <text:p>11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39])" office:value-type="string" office:string-value="C'est un plastron de fer" calcext:value-type="string">
            <text:p>C'est un plastron de fer</text:p>
          </table:table-cell>
          <table:table-cell table:style-name="ce17" table:formula="of:=[.F39] * 10 - RANDBETWEEN(-4;4)" office:value-type="float" office:value="72" calcext:value-type="float">
            <text:p>72</text:p>
          </table:table-cell>
          <table:table-cell table:style-name="ce8" table:formula="of:=ROUND( (['c - Vêtement'.C39]*1.5) + RANDBETWEEN(0;10) )" office:value-type="float" office:value="109" calcext:value-type="float">
            <text:p>10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40])" office:value-type="string" office:string-value="C'est un cotte de maille" calcext:value-type="string">
            <text:p>C'est un cotte de maille</text:p>
          </table:table-cell>
          <table:table-cell table:style-name="ce17" table:formula="of:=[.F40] * 10 - RANDBETWEEN(-4;4)" office:value-type="float" office:value="74" calcext:value-type="float">
            <text:p>74</text:p>
          </table:table-cell>
          <table:table-cell table:style-name="ce8" table:formula="of:=ROUND( (['c - Vêtement'.C40]*1.5) + RANDBETWEEN(0;10) )" office:value-type="float" office:value="120" calcext:value-type="float">
            <text:p>1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41])" office:value-type="string" office:string-value="C'est un chemise de maille" calcext:value-type="string">
            <text:p>C'est un chemise de maille</text:p>
          </table:table-cell>
          <table:table-cell table:style-name="ce17" table:formula="of:=[.F41] * 10 - RANDBETWEEN(-4;4)" office:value-type="float" office:value="79" calcext:value-type="float">
            <text:p>79</text:p>
          </table:table-cell>
          <table:table-cell table:style-name="ce8" table:formula="of:=ROUND( (['c - Vêtement'.C41]*1.5) + RANDBETWEEN(0;10) )" office:value-type="float" office:value="120" calcext:value-type="float">
            <text:p>1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42])" office:value-type="string" office:string-value="C'est un armure de parade" calcext:value-type="string">
            <text:p>C'est un armure de parade</text:p>
          </table:table-cell>
          <table:table-cell table:style-name="ce17" table:formula="of:=[.F42] * 10 - RANDBETWEEN(-4;4)" office:value-type="float" office:value="84" calcext:value-type="float">
            <text:p>84</text:p>
          </table:table-cell>
          <table:table-cell table:style-name="ce8" table:formula="of:=ROUND( (['c - Vêtement'.C42]*1.5) + RANDBETWEEN(0;10) )" office:value-type="float" office:value="127" calcext:value-type="float">
            <text:p>12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43])" office:value-type="string" office:string-value="C'est un armure de bois" calcext:value-type="string">
            <text:p>C'est un armure de bois</text:p>
          </table:table-cell>
          <table:table-cell table:style-name="ce17" table:formula="of:=[.F43] * 10 - RANDBETWEEN(-4;4)" office:value-type="float" office:value="77" calcext:value-type="float">
            <text:p>77</text:p>
          </table:table-cell>
          <table:table-cell table:style-name="ce8" table:formula="of:=ROUND( (['c - Vêtement'.C43]*1.5) + RANDBETWEEN(0;10) )" office:value-type="float" office:value="119" calcext:value-type="float">
            <text:p>11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44])" office:value-type="string" office:string-value="C'est un cuirasse rouillée" calcext:value-type="string">
            <text:p>C'est un cuirasse rouillée</text:p>
          </table:table-cell>
          <table:table-cell table:style-name="ce17" table:formula="of:=[.F44] * 10 - RANDBETWEEN(-4;4)" office:value-type="float" office:value="81" calcext:value-type="float">
            <text:p>81</text:p>
          </table:table-cell>
          <table:table-cell table:style-name="ce8" table:formula="of:=ROUND( (['c - Vêtement'.C44]*1.5) + RANDBETWEEN(0;10) )" office:value-type="float" office:value="132" calcext:value-type="float">
            <text:p>1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45])" office:value-type="string" office:string-value="C'est un harnais de cuir" calcext:value-type="string">
            <text:p>C'est un harnais de cuir</text:p>
          </table:table-cell>
          <table:table-cell table:style-name="ce17" table:formula="of:=[.F45] * 10 - RANDBETWEEN(-4;4)" office:value-type="float" office:value="80" calcext:value-type="float">
            <text:p>80</text:p>
          </table:table-cell>
          <table:table-cell table:style-name="ce8" table:formula="of:=ROUND( (['c - Vêtement'.C45]*1.5) + RANDBETWEEN(0;10) )" office:value-type="float" office:value="129" calcext:value-type="float">
            <text:p>12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46])" office:value-type="string" office:string-value="C'est un veste renforcée" calcext:value-type="string">
            <text:p>C'est un veste renforcée</text:p>
          </table:table-cell>
          <table:table-cell table:style-name="ce17" table:formula="of:=[.F46] * 10 - RANDBETWEEN(-4;4)" office:value-type="float" office:value="79" calcext:value-type="float">
            <text:p>79</text:p>
          </table:table-cell>
          <table:table-cell table:style-name="ce8" table:formula="of:=ROUND( (['c - Vêtement'.C46]*1.5) + RANDBETWEEN(0;10) )" office:value-type="float" office:value="129" calcext:value-type="float">
            <text:p>12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47])" office:value-type="string" office:string-value="C'est un plastron de cuir" calcext:value-type="string">
            <text:p>C'est un plastron de cuir</text:p>
          </table:table-cell>
          <table:table-cell table:style-name="ce17" table:formula="of:=[.F47] * 10 - RANDBETWEEN(-4;4)" office:value-type="float" office:value="94" calcext:value-type="float">
            <text:p>94</text:p>
          </table:table-cell>
          <table:table-cell table:style-name="ce8" table:formula="of:=ROUND( (['c - Vêtement'.C47]*1.5) + RANDBETWEEN(0;10) )" office:value-type="float" office:value="141" calcext:value-type="float">
            <text:p>1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48])" office:value-type="string" office:string-value="C'est un tenue d'officier" calcext:value-type="string">
            <text:p>C'est un tenue d'officier</text:p>
          </table:table-cell>
          <table:table-cell table:style-name="ce17" table:formula="of:=[.F48] * 10 - RANDBETWEEN(-4;4)" office:value-type="float" office:value="87" calcext:value-type="float">
            <text:p>87</text:p>
          </table:table-cell>
          <table:table-cell table:style-name="ce8" table:formula="of:=ROUND( (['c - Vêtement'.C48]*1.5) + RANDBETWEEN(0;10) )" office:value-type="float" office:value="138" calcext:value-type="float">
            <text:p>1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49])" office:value-type="string" office:string-value="C'est un habit de bandit" calcext:value-type="string">
            <text:p>C'est un habit de bandit</text:p>
          </table:table-cell>
          <table:table-cell table:style-name="ce17" table:formula="of:=[.F49] * 10 - RANDBETWEEN(-4;4)" office:value-type="float" office:value="90" calcext:value-type="float">
            <text:p>90</text:p>
          </table:table-cell>
          <table:table-cell table:style-name="ce8" table:formula="of:=ROUND( (['c - Vêtement'.C49]*1.5) + RANDBETWEEN(0;10) )" office:value-type="float" office:value="142" calcext:value-type="float">
            <text:p>14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50])" office:value-type="string" office:string-value="C'est un plastron de fer" calcext:value-type="string">
            <text:p>C'est un plastron de fer</text:p>
          </table:table-cell>
          <table:table-cell table:style-name="ce17" table:formula="of:=[.F50] * 10 - RANDBETWEEN(-4;4)" office:value-type="float" office:value="87" calcext:value-type="float">
            <text:p>87</text:p>
          </table:table-cell>
          <table:table-cell table:style-name="ce8" table:formula="of:=ROUND( (['c - Vêtement'.C50]*1.5) + RANDBETWEEN(0;10) )" office:value-type="float" office:value="131" calcext:value-type="float">
            <text:p>13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51])" office:value-type="string" office:string-value="C'est un cotte de maille" calcext:value-type="string">
            <text:p>C'est un cotte de maille</text:p>
          </table:table-cell>
          <table:table-cell table:style-name="ce17" table:formula="of:=[.F51] * 10 - RANDBETWEEN(-4;4)" office:value-type="float" office:value="93" calcext:value-type="float">
            <text:p>93</text:p>
          </table:table-cell>
          <table:table-cell table:style-name="ce8" table:formula="of:=ROUND( (['c - Vêtement'.C51]*1.5) + RANDBETWEEN(0;10) )" office:value-type="float" office:value="143" calcext:value-type="float">
            <text:p>14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Armure du roi pirate</text:p>
          </table:table-cell>
          <table:table-cell table:style-name="ce4" table:formula="of:=T(&quot;C'est un &quot;) &amp; LOWER(['c - Vêtement'.A52])" office:value-type="string" office:string-value="C'est un armure du roi pirate" calcext:value-type="string">
            <text:p>C'est un armure du roi pirate</text:p>
          </table:table-cell>
          <table:table-cell table:style-name="ce17" table:formula="of:=[.F52] * 10 - RANDBETWEEN(-4;4)" office:value-type="float" office:value="103" calcext:value-type="float">
            <text:p>103</text:p>
          </table:table-cell>
          <table:table-cell table:style-name="ce8" table:formula="of:=ROUND( (['c - Vêtement'.C52]*1.5) + RANDBETWEEN(0;10) )" office:value-type="float" office:value="160" calcext:value-type="float">
            <text:p>16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8" table:number-rows-repeated="51">
          <table:table-cell table:number-columns-repeated="7"/>
        </table:table-row>
        <table:table-row table:style-name="ro8">
          <table:table-cell table:number-columns-repeated="7"/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21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5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9">
          <table:table-cell office:value-type="string" calcext:value-type="string">
            <text:p>Boucles d'oreille</text:p>
          </table:table-cell>
          <table:table-cell table:formula="of:=T(&quot;C'est un &quot;) &amp; LOWER(['d - Divers'.A3])" office:value-type="string" office:string-value="C'est un boucles d'oreille" calcext:value-type="string">
            <text:p>C'est un boucles d'oreil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6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0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5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5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1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1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1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4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15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6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5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17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18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2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5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21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5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2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Bougie</text:p>
          </table:table-cell>
          <table:table-cell table:formula="of:=T(&quot;C'est un &quot;) &amp; LOWER(['d - Divers'.A23])" office:value-type="string" office:string-value="C'est un bougie" calcext:value-type="string">
            <text:p>C'est un bougi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4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5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7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5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5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5">
          <table:table-cell office:value-type="string" calcext:value-type="string">
            <text:p>Canne à pêche</text:p>
          </table:table-cell>
          <table:table-cell table:formula="of:=T(&quot;C'est un &quot;) &amp; LOWER(['d - Divers'.A37])" office:value-type="string" office:string-value="C'est un canne à pêche" calcext:value-type="string">
            <text:p>C'est un canne à pêch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7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G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7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10:24:39.5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1H48M27S</meta:editing-duration>
    <meta:editing-cycles>93</meta:editing-cycles>
    <meta:generator>LibreOffice/6.1.2.1$Windows_X86_64 LibreOffice_project/65905a128db06ba48db947242809d14d3f9a93fe</meta:generator>
    <meta:creation-date>2016-11-30T17:08:03.721000000</meta:creation-date>
    <dc:date>2019-06-07T10:25:35.570000000</dc:date>
    <meta:document-statistic meta:table-count="4" meta:cell-count="1759" meta:object-count="0"/>
  </office:meta>
</office:document-meta>
</file>